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8539204.7815822" calcext:value-type="float">
            <text:p><text:s/>38,539,205 <text:s/></text:p>
          </table:table-cell>
          <table:table-cell table:style-name="ce50" office:value-type="float" office:value="4062024" calcext:value-type="float">
            <text:p><text:s/>4,062,024 <text:s/></text:p>
          </table:table-cell>
          <table:table-cell table:style-name="ce50" office:value-type="float" office:value="47668904.203" calcext:value-type="float">
            <text:p><text:s/>47,668,904 <text:s/></text:p>
          </table:table-cell>
          <table:table-cell table:style-name="ce50" office:value-type="float" office:value="104477" calcext:value-type="float">
            <text:p><text:s/>104,477 <text:s/></text:p>
          </table:table-cell>
          <table:table-cell table:style-name="ce50" office:value-type="float" office:value="7219646" calcext:value-type="float">
            <text:p><text:s/>7,219,64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6351" calcext:value-type="float">
            <text:p><text:s/>76,3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29823.6222222222" calcext:value-type="float">
            <text:p><text:s/>29,82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56" calcext:value-type="float">
            <text:p><text:s/>95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375" calcext:value-type="float">
            <text:p><text:s/>37,37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924286.166593592" calcext:value-type="float">
            <text:p><text:s/>-924,286 <text:s/></text:p>
          </table:table-cell>
          <table:table-cell table:style-name="ce50" office:value-type="float" office:value="-55580" calcext:value-type="float">
            <text:p><text:s/>-55,580 <text:s/></text:p>
          </table:table-cell>
          <table:table-cell table:style-name="ce50" office:value-type="float" office:value="-1177772.32487791" calcext:value-type="float">
            <text:p><text:s/>-1,177,772 <text:s/></text:p>
          </table:table-cell>
          <table:table-cell table:style-name="ce50" office:value-type="float" office:value="-19006" calcext:value-type="float">
            <text:p><text:s/>-19,006 <text:s/></text:p>
          </table:table-cell>
          <table:table-cell table:style-name="ce50" office:value-type="float" office:value="-142914.673122087" calcext:value-type="float">
            <text:p><text:s/>-142,91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2942" calcext:value-type="float">
            <text:p><text:s/>-2,9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9433667.3259536" calcext:value-type="float">
            <text:p><text:s/>39,433,667 <text:s/></text:p>
          </table:table-cell>
          <table:table-cell table:style-name="ce51" office:value-type="float" office:value="4117604" calcext:value-type="float">
            <text:p><text:s/>4,117,604 <text:s/></text:p>
          </table:table-cell>
          <table:table-cell table:style-name="ce51" office:value-type="float" office:value="48846676.5278779" calcext:value-type="float">
            <text:p><text:s/>48,846,677 <text:s/></text:p>
          </table:table-cell>
          <table:table-cell table:style-name="ce51" office:value-type="float" office:value="122527" calcext:value-type="float">
            <text:p><text:s/>122,527 <text:s/></text:p>
          </table:table-cell>
          <table:table-cell table:style-name="ce51" office:value-type="float" office:value="7362560.67312209" calcext:value-type="float">
            <text:p><text:s/>7,362,56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41918" calcext:value-type="float">
            <text:p><text:s/>41,91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276137.80726056" calcext:value-type="float">
            <text:p><text:s/>276,138 <text:s/></text:p>
          </table:table-cell>
          <table:table-cell table:style-name="ce51" office:value-type="float" office:value="402288" calcext:value-type="float">
            <text:p><text:s/>402,288 <text:s/></text:p>
          </table:table-cell>
          <table:table-cell table:style-name="ce51" office:value-type="float" office:value="161882.267206322" calcext:value-type="float">
            <text:p><text:s/>161,88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168766.681206321" calcext:value-type="float">
            <text:p><text:s/>-168,76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106502" calcext:value-type="float">
            <text:p><text:s/>-106,50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7558832.1335714" calcext:value-type="float">
            <text:p><text:s/>37,558,832 <text:s/></text:p>
          </table:table-cell>
          <table:table-cell table:style-name="ce50" office:value-type="float" office:value="3715316" calcext:value-type="float">
            <text:p><text:s/>3,715,316 <text:s/></text:p>
          </table:table-cell>
          <table:table-cell table:style-name="ce50" office:value-type="float" office:value="42261432.6034192" calcext:value-type="float">
            <text:p><text:s/>42,261,4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31327.35432841" calcext:value-type="float">
            <text:p><text:s/>7,531,32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237394" calcext:value-type="float">
            <text:p><text:s/>3,237,39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009647.29333333" calcext:value-type="float">
            <text:p><text:s/>4,009,647 <text:s/></text:p>
          </table:table-cell>
          <table:table-cell table:style-name="ce50" office:value-type="float" office:value="3616266" calcext:value-type="float">
            <text:p><text:s/>3,616,266 <text:s/></text:p>
          </table:table-cell>
          <table:table-cell table:style-name="ce50" office:value-type="float" office:value="1572006" calcext:value-type="float">
            <text:p><text:s/>1,572,0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3109890.04888889" calcext:value-type="float">
            <text:p><text:s/>3,109,890 <text:s/></text:p>
          </table:table-cell>
          <table:table-cell table:style-name="ce50" office:value-type="float" office:value="99050" calcext:value-type="float">
            <text:p><text:s/>99,050 <text:s/></text:p>
          </table:table-cell>
          <table:table-cell table:style-name="ce50" office:value-type="float" office:value="678318" calcext:value-type="float">
            <text:p><text:s/>678,3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37394" calcext:value-type="float">
            <text:p><text:s/>3,237,39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1172652.3907264" calcext:value-type="float">
            <text:p><text:s/>21,172,6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208298.6456716" calcext:value-type="float">
            <text:p><text:s/>27,208,2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38075.35432841" calcext:value-type="float">
            <text:p><text:s/>7,238,0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731520.604444444" calcext:value-type="float">
            <text:p><text:s/>731,5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2843" calcext:value-type="float">
            <text:p><text:s/>1,082,8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535121.79617841" calcext:value-type="float">
            <text:p><text:s/>8,535,12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719966.9577477" calcext:value-type="float">
            <text:p><text:s/>11,719,96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93252" calcext:value-type="float">
            <text:p><text:s/>293,25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076740.11211111" calcext:value-type="float">
            <text:p><text:s/>5,076,7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817495" calcext:value-type="float">
            <text:p><text:s/>3,817,49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076740.11211111" calcext:value-type="float">
            <text:p><text:s/>5,076,7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817495" calcext:value-type="float">
            <text:p><text:s/>3,817,49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775775.149333333" calcext:value-type="float">
            <text:p><text:s/>775,77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79056.888" calcext:value-type="float">
            <text:p><text:s/>379,05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396718.261333333" calcext:value-type="float">
            <text:p><text:s/>396,71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5551.0911111111" calcext:value-type="float">
            <text:p><text:s/>15,55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8124" calcext:value-type="float">
            <text:p><text:s/>18,124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884111.25678825" calcext:value-type="float">
            <text:p><text:s/>5,884,11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423361.65725235" calcext:value-type="float">
            <text:p><text:s/>6,423,362 <text:s/></text:p>
          </table:table-cell>
          <table:table-cell table:style-name="ce52" office:value-type="float" office:value="122527" calcext:value-type="float">
            <text:p><text:s/>122,527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710397" calcext:value-type="float">
            <text:p><text:s/>710,39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698777.17901048" calcext:value-type="float">
            <text:p><text:s/>5,698,77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423361.65725235" calcext:value-type="float">
            <text:p><text:s/>6,423,362 <text:s/></text:p>
          </table:table-cell>
          <table:table-cell table:style-name="ce52" office:value-type="float" office:value="45340" calcext:value-type="float">
            <text:p><text:s/>45,34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50400" calcext:value-type="float">
            <text:p><text:s/>550,40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5698777.17901048" calcext:value-type="float">
            <text:p><text:s/>5,698,7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423361.65725235" calcext:value-type="float">
            <text:p><text:s/>6,423,362 <text:s/></text:p>
          </table:table-cell>
          <table:table-cell table:style-name="ce50" office:value-type="float" office:value="45340" calcext:value-type="float">
            <text:p><text:s/>45,34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0400" calcext:value-type="float">
            <text:p><text:s/>550,4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77130.224027332" calcext:value-type="float">
            <text:p><text:s/>177,1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2199.3447773" calcext:value-type="float">
            <text:p><text:s/>262,19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25865.286408318" calcext:value-type="float">
            <text:p><text:s/>325,8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2366.37790705" calcext:value-type="float">
            <text:p><text:s/>482,3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107975.19759564" calcext:value-type="float">
            <text:p><text:s/>2,107,9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16073.74644091" calcext:value-type="float">
            <text:p><text:s/>3,116,07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448591.34658626" calcext:value-type="float">
            <text:p><text:s/>1,448,5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44296.40119676" calcext:value-type="float">
            <text:p><text:s/>2,144,2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44594.0025372395" calcext:value-type="float">
            <text:p>( 44,594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66010.85901894" calcext:value-type="float">
            <text:p>( 66,01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403997.34404902" calcext:value-type="float">
            <text:p>( 1,403,997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78285.54217782" calcext:value-type="float">
            <text:p>( 2,078,28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04110.481159773" calcext:value-type="float">
            <text:p><text:s/>504,1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6216.1727694" calcext:value-type="float">
            <text:p><text:s/>746,2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51453.589369609" calcext:value-type="float">
            <text:p><text:s/>151,4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4191.16847475" calcext:value-type="float">
            <text:p><text:s/>224,1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3819.78048" calcext:value-type="float">
            <text:p><text:s/>3,820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370.004" calcext:value-type="float">
            <text:p><text:s/>1,370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613534.98008889" calcext:value-type="float">
            <text:p><text:s/>1,613,5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88456.385" calcext:value-type="float">
            <text:p><text:s/>2,388,4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347302.33699556" calcext:value-type="float">
            <text:p><text:s/>1,347,3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94362.012" calcext:value-type="float">
            <text:p><text:s/>1,994,3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66232.643093333" calcext:value-type="float">
            <text:p><text:s/>266,2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4094.373" calcext:value-type="float">
            <text:p><text:s/>394,0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59583.03821778" calcext:value-type="float">
            <text:p><text:s/>1,359,5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96.712" calcext:value-type="float">
            <text:p><text:s/>4,497 <text:s/></text:p>
          </table:table-cell>
          <table:table-cell table:style-name="ce50" office:value-type="float" office:value="45340" calcext:value-type="float">
            <text:p><text:s/>45,34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0400" calcext:value-type="float">
            <text:p><text:s/>550,4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58280.36173778" calcext:value-type="float">
            <text:p><text:s/>1,358,2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68.408" calcext:value-type="float">
            <text:p><text:s/>2,568 <text:s/></text:p>
          </table:table-cell>
          <table:table-cell table:style-name="ce50" office:value-type="float" office:value="45340" calcext:value-type="float">
            <text:p><text:s/>45,34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0400" calcext:value-type="float">
            <text:p><text:s/>550,4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302.67648" calcext:value-type="float">
            <text:p><text:s/>1,3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28.304" calcext:value-type="float">
            <text:p><text:s/>1,9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14688.452672523" calcext:value-type="float">
            <text:p><text:s/>114,6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9769.09112709" calcext:value-type="float">
            <text:p><text:s/>169,7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185334.077777778" calcext:value-type="float">
            <text:p><text:s/>185,3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7187" calcext:value-type="float">
            <text:p><text:s/>77,18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997" calcext:value-type="float">
            <text:p><text:s/>159,99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185334.077777778" calcext:value-type="float">
            <text:p><text:s/>185,3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7187" calcext:value-type="float">
            <text:p><text:s/>77,18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997" calcext:value-type="float">
            <text:p><text:s/>159,99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0714714.503233" calcext:value-type="float">
            <text:p><text:s/>120,714,71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2010609.490638" calcext:value-type="float">
            <text:p><text:s/>102,010,60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704105.0125945" calcext:value-type="float">
            <text:p><text:s/>18,704,10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8211211.428" calcext:value-type="float">
            <text:p><text:s/>88,211,21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1759198.4154055" calcext:value-type="float">
            <text:p><text:s/>71,759,19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6452013.0125945" calcext:value-type="float">
            <text:p><text:s/>16,452,01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405266.400818" calcext:value-type="float">
            <text:p><text:s/>2,405,26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05266.400818" calcext:value-type="float">
            <text:p><text:s/>2,405,266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0098236.674415" calcext:value-type="float">
            <text:p><text:s/>30,098,23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846144.674415" calcext:value-type="float">
            <text:p><text:s/>27,846,14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252092" calcext:value-type="float">
            <text:p><text:s/>2,252,092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0608128.523155" calcext:value-type="float">
            <text:p><text:s/>20,608,12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737918.523155" calcext:value-type="float">
            <text:p><text:s/>18,737,91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70210" calcext:value-type="float">
            <text:p><text:s/>1,870,21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0608128.523155" calcext:value-type="float">
            <text:p><text:s/>20,608,12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8737918.523155" calcext:value-type="float">
            <text:p><text:s/>18,737,91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870210" calcext:value-type="float">
            <text:p><text:s/>1,870,21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72536.6189656908" calcext:value-type="float">
            <text:p><text:s/>72,537 <text:s/></text:p>
          </table:table-cell>
          <table:table-cell table:style-name="ce49" office:value-type="float" office:value="15996" calcext:value-type="float">
            <text:p><text:s/>15,996 <text:s/></text:p>
          </table:table-cell>
          <table:table-cell table:style-name="ce49" office:value-type="float" office:value="56540.6189656908" calcext:value-type="float">
            <text:p><text:s/>56,541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668284.7440425" calcext:value-type="float">
            <text:p><text:s/>71,668,285 <text:s/></text:p>
          </table:table-cell>
          <table:table-cell table:style-name="ce50" office:value-type="float" office:value="54878926" calcext:value-type="float">
            <text:p><text:s/>54,878,9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0058.014" calcext:value-type="float">
            <text:p><text:s/>280,0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16881.018" calcext:value-type="float">
            <text:p><text:s/>2,116,88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862575.802799" calcext:value-type="float">
            <text:p><text:s/>20,862,5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8518.6" calcext:value-type="float">
            <text:p><text:s/>268,5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30866.53333333" calcext:value-type="float">
            <text:p><text:s/>1,830,86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48968.88888889" calcext:value-type="float">
            <text:p><text:s/>1,948,96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615788.803036666" calcext:value-type="float">
            <text:p><text:s/>-615,789 <text:s/></text:p>
          </table:table-cell>
          <table:table-cell table:style-name="ce50" office:value-type="float" office:value="-389583" calcext:value-type="float">
            <text:p><text:s/>-389,58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6881.674" calcext:value-type="float">
            <text:p><text:s/>146,88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7714198.9410236" calcext:value-type="float">
            <text:p><text:s/>47,714,199 <text:s/></text:p>
          </table:table-cell>
          <table:table-cell table:style-name="ce51" office:value-type="float" office:value="55284505" calcext:value-type="float">
            <text:p><text:s/>55,284,505 <text:s/></text:p>
          </table:table-cell>
          <table:table-cell table:style-name="ce51" office:value-type="float" office:value="56540.6189656908" calcext:value-type="float">
            <text:p><text:s/>56,541 <text:s/></text:p>
          </table:table-cell>
          <table:table-cell table:style-name="ce51" office:value-type="float" office:value="280058.014" calcext:value-type="float">
            <text:p><text:s/>280,05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701480.744" calcext:value-type="float">
            <text:p><text:s/>1,701,48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88049.19202222" calcext:value-type="float">
            <text:p><text:s/>6,388,0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4043.32" calcext:value-type="float">
            <text:p><text:s/>294,04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845440.808973244" calcext:value-type="float">
            <text:p><text:s/>-845,441 <text:s/></text:p>
          </table:table-cell>
          <table:table-cell table:style-name="ce51" office:value-type="float" office:value="-167998" calcext:value-type="float">
            <text:p><text:s/>-167,998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485.98044931506" calcext:value-type="float">
            <text:p><text:s/>8,48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43830" calcext:value-type="float">
            <text:p><text:s/>243,830 <text:s/></text:p>
          </table:table-cell>
          <table:table-cell table:style-name="ce50" office:value-type="float" office:value="3019480" calcext:value-type="float">
            <text:p><text:s/>3,019,480 <text:s/></text:p>
          </table:table-cell>
          <table:table-cell table:style-name="ce50" office:value-type="float" office:value="290350" calcext:value-type="float">
            <text:p><text:s/>290,350 <text:s/></text:p>
          </table:table-cell>
          <table:table-cell table:style-name="ce50" office:value-type="float" office:value="58287964.6764851" calcext:value-type="float">
            <text:p><text:s/>58,287,965 <text:s/></text:p>
          </table:table-cell>
          <table:table-cell table:style-name="ce50" office:value-type="float" office:value="55452503" calcext:value-type="float">
            <text:p><text:s/>55,452,503 <text:s/></text:p>
          </table:table-cell>
          <table:table-cell table:style-name="ce50" office:value-type="float" office:value="56540.6189656908" calcext:value-type="float">
            <text:p><text:s/>56,541 <text:s/></text:p>
          </table:table-cell>
          <table:table-cell table:style-name="ce50" office:value-type="float" office:value="280058.014" calcext:value-type="float">
            <text:p><text:s/>280,058 <text:s/></text:p>
          </table:table-cell>
          <table:table-cell table:style-name="ce50" office:value-type="float" office:value="23755.97738332" calcext:value-type="float">
            <text:p><text:s/>23,7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789101.6329657" calcext:value-type="float">
            <text:p><text:s/>55,789,102 <text:s/></text:p>
          </table:table-cell>
          <table:table-cell table:style-name="ce50" office:value-type="float" office:value="55452503" calcext:value-type="float">
            <text:p><text:s/>55,452,503 <text:s/></text:p>
          </table:table-cell>
          <table:table-cell table:style-name="ce50" office:value-type="float" office:value="56540.6189656908" calcext:value-type="float">
            <text:p><text:s/>56,541 <text:s/></text:p>
          </table:table-cell>
          <table:table-cell table:style-name="ce50" office:value-type="float" office:value="280058.014" calcext:value-type="float">
            <text:p><text:s/>280,05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16500.93333333" calcext:value-type="float">
            <text:p><text:s/>1,616,50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60.5333333333" calcext:value-type="float">
            <text:p><text:s/>14,3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43830" calcext:value-type="float">
            <text:p><text:s/>243,830 <text:s/></text:p>
          </table:table-cell>
          <table:table-cell table:style-name="ce51" office:value-type="float" office:value="3019480" calcext:value-type="float">
            <text:p><text:s/>3,019,480 <text:s/></text:p>
          </table:table-cell>
          <table:table-cell table:style-name="ce51" office:value-type="float" office:value="290350" calcext:value-type="float">
            <text:p><text:s/>290,350 <text:s/></text:p>
          </table:table-cell>
          <table:table-cell table:style-name="ce51" office:value-type="float" office:value="868001.576852761" calcext:value-type="float">
            <text:p><text:s/>868,00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3755.97738332" calcext:value-type="float">
            <text:p><text:s/>23,75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914102" calcext:value-type="float">
            <text:p><text:s/>1,914,102 <text:s/></text:p>
          </table:table-cell>
          <table:table-cell table:style-name="ce50" office:value-type="float" office:value="12220012" calcext:value-type="float">
            <text:p><text:s/>12,220,012 <text:s/></text:p>
          </table:table-cell>
          <table:table-cell table:style-name="ce50" office:value-type="float" office:value="767265" calcext:value-type="float">
            <text:p><text:s/>767,265 <text:s/></text:p>
          </table:table-cell>
          <table:table-cell table:style-name="ce50" office:value-type="float" office:value="62154808.6879511" calcext:value-type="float">
            <text:p><text:s/>62,154,8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30210" calcext:value-type="float">
            <text:p><text:s/>1,530,210 <text:s/></text:p>
          </table:table-cell>
          <table:table-cell table:style-name="ce50" office:value-type="float" office:value="2871372.834" calcext:value-type="float">
            <text:p><text:s/>2,871,37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914102" calcext:value-type="float">
            <text:p><text:s/>1,914,102 <text:s/></text:p>
          </table:table-cell>
          <table:table-cell table:style-name="ce50" office:value-type="float" office:value="12220012" calcext:value-type="float">
            <text:p><text:s/>12,220,012 <text:s/></text:p>
          </table:table-cell>
          <table:table-cell table:style-name="ce50" office:value-type="float" office:value="767265" calcext:value-type="float">
            <text:p><text:s/>767,265 <text:s/></text:p>
          </table:table-cell>
          <table:table-cell table:style-name="ce50" office:value-type="float" office:value="57114446.9708524" calcext:value-type="float">
            <text:p><text:s/>57,114,44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30210" calcext:value-type="float">
            <text:p><text:s/>1,530,210 <text:s/></text:p>
          </table:table-cell>
          <table:table-cell table:style-name="ce50" office:value-type="float" office:value="2482410.26370791" calcext:value-type="float">
            <text:p><text:s/>2,482,41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040361.71709867" calcext:value-type="float">
            <text:p><text:s/>5,040,36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88962.570292087" calcext:value-type="float">
            <text:p><text:s/>388,9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45204" calcext:value-type="float">
            <text:p><text:s/>345,204 <text:s/></text:p>
          </table:table-cell>
          <table:table-cell table:style-name="ce50" office:value-type="float" office:value="6580517" calcext:value-type="float">
            <text:p><text:s/>6,580,517 <text:s/></text:p>
          </table:table-cell>
          <table:table-cell table:style-name="ce50" office:value-type="float" office:value="224215" calcext:value-type="float">
            <text:p><text:s/>224,215 <text:s/></text:p>
          </table:table-cell>
          <table:table-cell table:style-name="ce50" office:value-type="float" office:value="2662910.79809735" calcext:value-type="float">
            <text:p><text:s/>2,662,9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06235.59324338" calcext:value-type="float">
            <text:p><text:s/>1,506,236 <text:s/></text:p>
          </table:table-cell>
          <table:table-cell table:style-name="ce50" office:value-type="float" office:value="63927.4198191781" calcext:value-type="float">
            <text:p><text:s/>63,9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80.8" calcext:value-type="float">
            <text:p><text:s/>1,9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82819" calcext:value-type="float">
            <text:p><text:s/>282,819 <text:s/></text:p>
          </table:table-cell>
          <table:table-cell table:style-name="ce50" office:value-type="float" office:value="2322541" calcext:value-type="float">
            <text:p><text:s/>2,322,541 <text:s/></text:p>
          </table:table-cell>
          <table:table-cell table:style-name="ce50" office:value-type="float" office:value="224215" calcext:value-type="float">
            <text:p><text:s/>224,215 <text:s/></text:p>
          </table:table-cell>
          <table:table-cell table:style-name="ce50" office:value-type="float" office:value="18784.2666666667" calcext:value-type="float">
            <text:p><text:s/>18,78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2385" calcext:value-type="float">
            <text:p><text:s/>62,385 <text:s/></text:p>
          </table:table-cell>
          <table:table-cell table:style-name="ce50" office:value-type="float" office:value="4257976" calcext:value-type="float">
            <text:p><text:s/>4,257,9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7.466666666667" calcext:value-type="float">
            <text:p><text:s/>32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37540.90704065" calcext:value-type="float">
            <text:p><text:s/>2,637,54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06235.59324338" calcext:value-type="float">
            <text:p><text:s/>1,506,236 <text:s/></text:p>
          </table:table-cell>
          <table:table-cell table:style-name="ce50" office:value-type="float" office:value="61072.074" calcext:value-type="float">
            <text:p><text:s/>61,07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18.13333333333" calcext:value-type="float">
            <text:p><text:s/>2,1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159.2243900274" calcext:value-type="float">
            <text:p><text:s/>2,15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855.34581917808" calcext:value-type="float">
            <text:p><text:s/>2,85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3650" calcext:value-type="float">
            <text:p><text:s/>13,650 <text:s/></text:p>
          </table:table-cell>
          <table:table-cell table:style-name="ce52" office:value-type="float" office:value="1330" calcext:value-type="float">
            <text:p><text:s/>1,330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25068" calcext:value-type="float">
            <text:p><text:s/>1,325,068 <text:s/></text:p>
          </table:table-cell>
          <table:table-cell table:style-name="ce52" office:value-type="float" office:value="2606365" calcext:value-type="float">
            <text:p><text:s/>2,606,365 <text:s/></text:p>
          </table:table-cell>
          <table:table-cell table:style-name="ce52" office:value-type="float" office:value="251370" calcext:value-type="float">
            <text:p><text:s/>251,370 <text:s/></text:p>
          </table:table-cell>
          <table:table-cell table:style-name="ce52" office:value-type="float" office:value="43375523.7713433" calcext:value-type="float">
            <text:p><text:s/>43,375,52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218.4293733" calcext:value-type="float">
            <text:p><text:s/>218 <text:s/></text:p>
          </table:table-cell>
          <table:table-cell table:style-name="ce52" office:value-type="float" office:value="4206396.85773151" calcext:value-type="float">
            <text:p><text:s/>4,206,39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325068" calcext:value-type="float">
            <text:p><text:s/>1,325,068 <text:s/></text:p>
          </table:table-cell>
          <table:table-cell table:style-name="ce52" office:value-type="float" office:value="2606365" calcext:value-type="float">
            <text:p><text:s/>2,606,365 <text:s/></text:p>
          </table:table-cell>
          <table:table-cell table:style-name="ce52" office:value-type="float" office:value="251370" calcext:value-type="float">
            <text:p><text:s/>251,370 <text:s/></text:p>
          </table:table-cell>
          <table:table-cell table:style-name="ce52" office:value-type="float" office:value="20082625.1432798" calcext:value-type="float">
            <text:p><text:s/>20,082,625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218.4293733" calcext:value-type="float">
            <text:p><text:s/>218 <text:s/></text:p>
          </table:table-cell>
          <table:table-cell table:style-name="ce52" office:value-type="float" office:value="2764715.58573151" calcext:value-type="float">
            <text:p><text:s/>2,764,7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325068" calcext:value-type="float">
            <text:p><text:s/>1,325,068 <text:s/></text:p>
          </table:table-cell>
          <table:table-cell table:style-name="ce50" office:value-type="float" office:value="2606365" calcext:value-type="float">
            <text:p><text:s/>2,606,365 <text:s/></text:p>
          </table:table-cell>
          <table:table-cell table:style-name="ce50" office:value-type="float" office:value="251370" calcext:value-type="float">
            <text:p><text:s/>251,370 <text:s/></text:p>
          </table:table-cell>
          <table:table-cell table:style-name="ce50" office:value-type="float" office:value="4489903.52336992" calcext:value-type="float">
            <text:p><text:s/>4,489,90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.4293733" calcext:value-type="float">
            <text:p><text:s/>218 <text:s/></text:p>
          </table:table-cell>
          <table:table-cell table:style-name="ce50" office:value-type="float" office:value="654294.564" calcext:value-type="float">
            <text:p><text:s/>654,29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749.57148" calcext:value-type="float">
            <text:p><text:s/>58,7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70.632" calcext:value-type="float">
            <text:p><text:s/>2,7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3044.033389253" calcext:value-type="float">
            <text:p><text:s/>333,0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20.786" calcext:value-type="float">
            <text:p><text:s/>10,3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9505.105421675" calcext:value-type="float">
            <text:p><text:s/>569,5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23.484" calcext:value-type="float">
            <text:p><text:s/>1,5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360.5568166667" calcext:value-type="float">
            <text:p><text:s/>39,3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27.01" calcext:value-type="float">
            <text:p><text:s/>2,6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09.30791333333" calcext:value-type="float">
            <text:p><text:s/>7,8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8.172" calcext:value-type="float">
            <text:p><text:s/>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4811.122032797" calcext:value-type="float">
            <text:p><text:s/>234,8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61.552" calcext:value-type="float">
            <text:p><text:s/>2,6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35.73830666667" calcext:value-type="float">
            <text:p><text:s/>6,2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30.376" calcext:value-type="float">
            <text:p><text:s/>5,3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202" calcext:value-type="float">
            <text:p><text:s/>6,20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64386.66671387" calcext:value-type="float">
            <text:p><text:s/>1,564,38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.4293733" calcext:value-type="float">
            <text:p><text:s/>218 <text:s/></text:p>
          </table:table-cell>
          <table:table-cell table:style-name="ce50" office:value-type="float" office:value="390630.024" calcext:value-type="float">
            <text:p><text:s/>390,6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20681.15109067" calcext:value-type="float">
            <text:p><text:s/>1,120,6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715.328" calcext:value-type="float">
            <text:p><text:s/>46,7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68389.124912952" calcext:value-type="float">
            <text:p>( 968,38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46715.328" calcext:value-type="float">
            <text:p>( 46,71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51478.159511051" calcext:value-type="float">
            <text:p>( 151,478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813.866666666667" calcext:value-type="float">
            <text:p>( 814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1272.590227453" calcext:value-type="float">
            <text:p><text:s/>141,27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.4293733" calcext:value-type="float">
            <text:p><text:s/>2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997.502289084" calcext:value-type="float">
            <text:p><text:s/>38,9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6202" calcext:value-type="float">
            <text:p><text:s/>6,202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263435.423106667" calcext:value-type="float">
            <text:p><text:s/>263,43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43914.696" calcext:value-type="float">
            <text:p><text:s/>343,9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6194.636653333" calcext:value-type="float">
            <text:p><text:s/>206,1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19.688" calcext:value-type="float">
            <text:p><text:s/>3,1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136.4396833333" calcext:value-type="float">
            <text:p><text:s/>71,1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36.09" calcext:value-type="float">
            <text:p><text:s/>2,73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95884.63087" calcext:value-type="float">
            <text:p><text:s/>95,88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8691.858" calcext:value-type="float">
            <text:p><text:s/>8,6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1072.04751" calcext:value-type="float">
            <text:p><text:s/>321,0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385.234" calcext:value-type="float">
            <text:p><text:s/>20,3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507.2" calcext:value-type="float">
            <text:p><text:s/>58,5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2564.84751" calcext:value-type="float">
            <text:p><text:s/>262,5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385.234" calcext:value-type="float">
            <text:p><text:s/>20,3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460.30809333333" calcext:value-type="float">
            <text:p>( 7,46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9795.384" calcext:value-type="float">
            <text:p>( 9,795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4095.53172666667" calcext:value-type="float">
            <text:p>( 4,096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2323.404" calcext:value-type="float">
            <text:p>( 2,32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18866" calcext:value-type="float">
            <text:p><text:s/>1,318,866 <text:s/></text:p>
          </table:table-cell>
          <table:table-cell table:style-name="ce50" office:value-type="float" office:value="2606365" calcext:value-type="float">
            <text:p><text:s/>2,606,365 <text:s/></text:p>
          </table:table-cell>
          <table:table-cell table:style-name="ce50" office:value-type="float" office:value="251370" calcext:value-type="float">
            <text:p><text:s/>251,370 <text:s/></text:p>
          </table:table-cell>
          <table:table-cell table:style-name="ce50" office:value-type="float" office:value="490305.00825" calcext:value-type="float">
            <text:p><text:s/>490,3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769.95" calcext:value-type="float">
            <text:p><text:s/>27,7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18866" calcext:value-type="float">
            <text:p><text:s/>1,318,866 <text:s/></text:p>
          </table:table-cell>
          <table:table-cell table:style-name="ce50" office:value-type="float" office:value="2606365" calcext:value-type="float">
            <text:p><text:s/>2,606,365 <text:s/></text:p>
          </table:table-cell>
          <table:table-cell table:style-name="ce50" office:value-type="float" office:value="251370" calcext:value-type="float">
            <text:p><text:s/>251,370 <text:s/></text:p>
          </table:table-cell>
          <table:table-cell table:style-name="ce50" office:value-type="float" office:value="422261.688366667" calcext:value-type="float">
            <text:p><text:s/>422,2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107.18" calcext:value-type="float">
            <text:p><text:s/>19,1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043.3198833333" calcext:value-type="float">
            <text:p><text:s/>68,0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662.77" calcext:value-type="float">
            <text:p><text:s/>8,6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997.55828333333" calcext:value-type="float">
            <text:p>( 7,99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4881.33" calcext:value-type="float">
            <text:p>( 4,88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689.1613677778" calcext:value-type="float">
            <text:p><text:s/>78,6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757.506" calcext:value-type="float">
            <text:p><text:s/>6,75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0616.1059766667" calcext:value-type="float">
            <text:p><text:s/>10,61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823.354" calcext:value-type="float">
            <text:p><text:s/>2,8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218.8077801" calcext:value-type="float">
            <text:p><text:s/>111,2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19.608" calcext:value-type="float">
            <text:p><text:s/>3,9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195.5930344444" calcext:value-type="float">
            <text:p><text:s/>35,1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48.506" calcext:value-type="float">
            <text:p><text:s/>5,8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9074.631833333" calcext:value-type="float">
            <text:p><text:s/>129,0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5529.9" calcext:value-type="float">
            <text:p><text:s/>155,5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2.906666666667" calcext:value-type="float">
            <text:p><text:s/>9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262.2981766667" calcext:value-type="float">
            <text:p><text:s/>82,2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50.834" calcext:value-type="float">
            <text:p><text:s/>75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3369.1534933333" calcext:value-type="float">
            <text:p><text:s/>43,36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85290.5257667" calcext:value-type="float">
            <text:p><text:s/>12,585,2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8860.34" calcext:value-type="float">
            <text:p><text:s/>128,8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766.2222222222" calcext:value-type="float">
            <text:p><text:s/>84,7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98384.5702111" calcext:value-type="float">
            <text:p><text:s/>12,198,3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8860.34" calcext:value-type="float">
            <text:p><text:s/>128,8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745.6" calcext:value-type="float">
            <text:p><text:s/>26,7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5394.133333333" calcext:value-type="float">
            <text:p><text:s/>275,39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0350.473321111" calcext:value-type="float">
            <text:p><text:s/>420,3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.814" calcext:value-type="float">
            <text:p><text:s/>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781.1399877778" calcext:value-type="float">
            <text:p><text:s/>65,7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.814" calcext:value-type="float">
            <text:p><text:s/>4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54569.333333333" calcext:value-type="float">
            <text:p><text:s/>354,56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5455.18703886" calcext:value-type="float">
            <text:p><text:s/>1,225,4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4551.436827397" calcext:value-type="float">
            <text:p><text:s/>134,5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4750.620932198" calcext:value-type="float">
            <text:p><text:s/>584,7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4420.540827397" calcext:value-type="float">
            <text:p><text:s/>134,4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46.26666666667" calcext:value-type="float">
            <text:p><text:s/>6,1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27" calcext:value-type="float">
            <text:p><text:s/>12,02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00.9333333333" calcext:value-type="float">
            <text:p><text:s/>10,70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16.86666666667" calcext:value-type="float">
            <text:p><text:s/>7,2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1550.266666667" calcext:value-type="float">
            <text:p><text:s/>461,55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3063.232773333" calcext:value-type="float">
            <text:p><text:s/>143,06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30.896" calcext:value-type="float">
            <text:p><text:s/>13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61625.4337832" calcext:value-type="float">
            <text:p><text:s/>1,361,625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846967.43090411" calcext:value-type="float">
            <text:p><text:s/>1,846,9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292898.6280635" calcext:value-type="float">
            <text:p><text:s/>23,292,8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41681.272" calcext:value-type="float">
            <text:p><text:s/>1,441,6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292898.6280635" calcext:value-type="float">
            <text:p><text:s/>23,292,8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41681.272" calcext:value-type="float">
            <text:p><text:s/>1,441,6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9498998.3377467" calcext:value-type="float">
            <text:p>( 19,498,99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441681.272" calcext:value-type="float">
            <text:p>( 1,441,68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356146.698473" calcext:value-type="float">
            <text:p><text:s/>9,356,147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0028.202683" calcext:value-type="float">
            <text:p><text:s/>110,02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126430.248" calcext:value-type="float">
            <text:p><text:s/>6,126,43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7182.232497" calcext:value-type="float">
            <text:p><text:s/>37,18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192534.217976" calcext:value-type="float">
            <text:p><text:s/>3,192,534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0028.202683" calcext:value-type="float">
            <text:p><text:s/>110,02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818723.293724" calcext:value-type="float">
            <text:p><text:s/>1,818,72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18723.293724" calcext:value-type="float">
            <text:p><text:s/>1,818,72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991784" calcext:value-type="float">
            <text:p><text:s/>13,991,7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1603.837319281" calcext:value-type="float">
            <text:p><text:s/>151,604 <text:s/></text:p>
          </table:table-cell>
          <table:table-cell table:number-columns-repeated="2" table:style-name="ce50" office:value-type="float" office:value="5572063" calcext:value-type="float">
            <text:p><text:s/>5,572,06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234764" calcext:value-type="float">
            <text:p><text:s/>3,234,76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192590" calcext:value-type="float">
            <text:p><text:s/>2,192,5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239648" calcext:value-type="float">
            <text:p><text:s/>-239,648 <text:s/></text:p>
          </table:table-cell>
          <table:table-cell table:number-columns-repeated="2" table:style-name="ce50" office:value-type="float" office:value="71168.3" calcext:value-type="float">
            <text:p><text:s/>71,16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48566" calcext:value-type="float">
            <text:p><text:s/>-148,566 <text:s/></text:p>
          </table:table-cell>
          <table:table-cell table:style-name="ce50" office:value-type="float" office:value="-1325" calcext:value-type="float">
            <text:p><text:s/>-1,32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4079828.1626807" calcext:value-type="float">
            <text:p><text:s/>14,079,828 <text:s/></text:p>
          </table:table-cell>
          <table:table-cell table:number-columns-repeated="2" table:style-name="ce51" office:value-type="float" office:value="-5643231.3" calcext:value-type="float">
            <text:p><text:s/>-5,643,23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5278788" calcext:value-type="float">
            <text:p><text:s/>-5,278,788 <text:s/></text:p>
          </table:table-cell>
          <table:table-cell table:style-name="ce51" office:value-type="float" office:value="1325" calcext:value-type="float">
            <text:p><text:s/>1,32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452656" calcext:value-type="float">
            <text:p><text:s/>4,452,656 <text:s/></text:p>
          </table:table-cell>
          <table:table-cell table:number-columns-repeated="2" table:style-name="ce50" office:value-type="float" office:value="120278" calcext:value-type="float">
            <text:p><text:s/>120,27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94" calcext:value-type="float">
            <text:p><text:s/>1,594 <text:s/></text:p>
          </table:table-cell>
          <table:table-cell table:style-name="ce50" office:value-type="float" office:value="12494" calcext:value-type="float">
            <text:p><text:s/>12,494 <text:s/></text:p>
          </table:table-cell>
          <table:table-cell table:style-name="ce50" office:value-type="float" office:value="12" calcext:value-type="float">
            <text:p><text:s/>1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106472.837319281" calcext:value-type="float">
            <text:p><text:s/>-106,473 <text:s/></text:p>
          </table:table-cell>
          <table:table-cell table:number-columns-repeated="2" table:style-name="ce51" office:value-type="float" office:value="-119728.4" calcext:value-type="float">
            <text:p><text:s/>-119,72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1594" calcext:value-type="float">
            <text:p><text:s/>-1,594 <text:s/></text:p>
          </table:table-cell>
          <table:table-cell table:style-name="ce51" office:value-type="float" office:value="26539" calcext:value-type="float">
            <text:p><text:s/>26,539 <text:s/></text:p>
          </table:table-cell>
          <table:table-cell table:style-name="ce51" office:value-type="float" office:value="-9001" calcext:value-type="float">
            <text:p><text:s/>-9,0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538846" calcext:value-type="float">
            <text:p><text:s/>11,538,846 <text:s/></text:p>
          </table:table-cell>
          <table:table-cell table:number-columns-repeated="2" table:style-name="ce50" office:value-type="float" office:value="15344682.9" calcext:value-type="float">
            <text:p><text:s/>15,344,6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623353" calcext:value-type="float">
            <text:p><text:s/>5,623,3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538846" calcext:value-type="float">
            <text:p><text:s/>11,538,846 <text:s/></text:p>
          </table:table-cell>
          <table:table-cell table:number-columns-repeated="2" table:style-name="ce50" office:value-type="float" office:value="10192287.0230769" calcext:value-type="float">
            <text:p><text:s/>10,192,28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623353" calcext:value-type="float">
            <text:p><text:s/>5,623,3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5152395.87692308" calcext:value-type="float">
            <text:p><text:s/>5,152,39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95" calcext:value-type="float">
            <text:p><text:s/>4,9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538" calcext:value-type="float">
            <text:p><text:s/>2,53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44" calcext:value-type="float">
            <text:p><text:s/>2,4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3" calcext:value-type="float">
            <text:p><text:s/>1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1272491" calcext:value-type="float">
            <text:p><text:s/>21,272,491 <text:s/></text:p>
          </table:table-cell>
          <table:table-cell table:number-columns-repeated="2" table:style-name="ce52" office:value-type="float" office:value="9695907" calcext:value-type="float">
            <text:p><text:s/>9,695,907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05532" calcext:value-type="float">
            <text:p><text:s/>305,532 <text:s/></text:p>
          </table:table-cell>
          <table:table-cell table:style-name="ce52" office:value-type="float" office:value="10311" calcext:value-type="float">
            <text:p><text:s/>10,31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9695907" calcext:value-type="float">
            <text:p><text:s/>9,695,907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05532" calcext:value-type="float">
            <text:p><text:s/>305,532 <text:s/></text:p>
          </table:table-cell>
          <table:table-cell table:style-name="ce52" office:value-type="float" office:value="10311" calcext:value-type="float">
            <text:p><text:s/>10,3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901" calcext:value-type="float">
            <text:p><text:s/>7,90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00" calcext:value-type="float">
            <text:p><text:s/>1,200 <text:s/></text:p>
          </table:table-cell>
          <table:table-cell table:style-name="ce50" office:value-type="float" office:value="176" calcext:value-type="float">
            <text:p><text:s/>1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5" calcext:value-type="float">
            <text:p><text:s/>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8" calcext:value-type="float">
            <text:p><text:s/>9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" calcext:value-type="float">
            <text:p><text:s/>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97" calcext:value-type="float">
            <text:p><text:s/>1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8" calcext:value-type="float">
            <text:p><text:s/>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8" calcext:value-type="float">
            <text:p><text:s/>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18" calcext:value-type="float">
            <text:p>( 1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1" calcext:value-type="float">
            <text:p><text:s/>9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70" calcext:value-type="float">
            <text:p><text:s/>1,17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6" calcext:value-type="float">
            <text:p><text:s/>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26" calcext:value-type="float">
            <text:p><text:s/>2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6" calcext:value-type="float">
            <text:p><text:s/>1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4" calcext:value-type="float">
            <text:p><text:s/>1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2" calcext:value-type="float">
            <text:p>( 1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7" calcext:value-type="float">
            <text:p><text:s/>2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83" calcext:value-type="float">
            <text:p><text:s/>1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4" calcext:value-type="float">
            <text:p><text:s/>1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8" calcext:value-type="float">
            <text:p><text:s/>3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48" calcext:value-type="float">
            <text:p><text:s/>14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04" calcext:value-type="float">
            <text:p><text:s/>5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797" calcext:value-type="float">
            <text:p><text:s/>3,79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" calcext:value-type="float">
            <text:p><text:s/>1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84" calcext:value-type="float">
            <text:p><text:s/>5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98" calcext:value-type="float">
            <text:p><text:s/>5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25" calcext:value-type="float">
            <text:p><text:s/>42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628242.18" calcext:value-type="float">
            <text:p><text:s/>9,628,24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5362" calcext:value-type="float">
            <text:p><text:s/>95,3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95362" calcext:value-type="float">
            <text:p><text:s/>95,3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628242.18" calcext:value-type="float">
            <text:p><text:s/>9,628,2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945.82" calcext:value-type="float">
            <text:p><text:s/>8,94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945.82" calcext:value-type="float">
            <text:p><text:s/>8,94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0818" calcext:value-type="float">
            <text:p><text:s/>50,8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8970" calcext:value-type="float">
            <text:p><text:s/>208,970 <text:s/></text:p>
          </table:table-cell>
          <table:table-cell table:style-name="ce50" office:value-type="float" office:value="10131" calcext:value-type="float">
            <text:p><text:s/>10,1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5689" calcext:value-type="float">
            <text:p><text:s/>5,6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866" calcext:value-type="float">
            <text:p><text:s/>9,8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59" calcext:value-type="float">
            <text:p><text:s/>3,4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289" calcext:value-type="float">
            <text:p><text:s/>34,28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8970" calcext:value-type="float">
            <text:p><text:s/>208,970 <text:s/></text:p>
          </table:table-cell>
          <table:table-cell table:style-name="ce50" office:value-type="float" office:value="3578" calcext:value-type="float">
            <text:p><text:s/>3,57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197" calcext:value-type="float">
            <text:p><text:s/>3,19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64" calcext:value-type="float">
            <text:p><text:s/>864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272491" calcext:value-type="float">
            <text:p><text:s/>21,272,4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272491" calcext:value-type="float">
            <text:p><text:s/>21,272,4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1272491" calcext:value-type="float">
            <text:p>( 21,272,49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86287" calcext:value-type="float">
            <text:p><text:s/>886,2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0095" calcext:value-type="float">
            <text:p><text:s/>280,095 <text:s/></text:p>
          </table:table-cell>
          <table:table-cell table:style-name="ce50" office:value-type="float" office:value="14181" calcext:value-type="float">
            <text:p><text:s/>14,181 <text:s/></text:p>
          </table:table-cell>
          <table:table-cell table:style-name="ce50" office:value-type="float" office:value="1298055.95372923" calcext:value-type="float">
            <text:p><text:s/>1,298,056 <text:s/></text:p>
          </table:table-cell>
          <table:table-cell table:style-name="ce50" office:value-type="float" office:value="38920" calcext:value-type="float">
            <text:p><text:s/>38,920 <text:s/></text:p>
          </table:table-cell>
          <table:table-cell table:style-name="ce50" office:value-type="float" office:value="35216" calcext:value-type="float">
            <text:p><text:s/>35,216 <text:s/></text:p>
          </table:table-cell>
          <table:table-cell table:style-name="ce50" office:value-type="float" office:value="294477" calcext:value-type="float">
            <text:p><text:s/>294,4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1990597" calcext:value-type="float">
            <text:p><text:s/>11,990,597 <text:s/></text:p>
          </table:table-cell>
          <table:table-cell table:style-name="ce50" office:value-type="float" office:value="592910" calcext:value-type="float">
            <text:p><text:s/>592,910 <text:s/></text:p>
          </table:table-cell>
          <table:table-cell table:style-name="ce50" office:value-type="float" office:value="52" calcext:value-type="float">
            <text:p><text:s/>52 <text:s/></text:p>
          </table:table-cell>
          <table:table-cell table:style-name="ce50" office:value-type="float" office:value="214764" calcext:value-type="float">
            <text:p><text:s/>214,764 <text:s/></text:p>
          </table:table-cell>
          <table:table-cell table:style-name="ce50" office:value-type="float" office:value="272555" calcext:value-type="float">
            <text:p><text:s/>272,555 <text:s/></text:p>
          </table:table-cell>
          <table:table-cell table:style-name="ce50" office:value-type="float" office:value="96277.7810965089" calcext:value-type="float">
            <text:p><text:s/>96,278 <text:s/></text:p>
          </table:table-cell>
          <table:table-cell table:style-name="ce50" office:value-type="float" office:value="20592" calcext:value-type="float">
            <text:p><text:s/>20,592 <text:s/></text:p>
          </table:table-cell>
          <table:table-cell table:style-name="ce50" office:value-type="float" office:value="339236" calcext:value-type="float">
            <text:p><text:s/>339,236 <text:s/></text:p>
          </table:table-cell>
          <table:table-cell table:style-name="ce50" office:value-type="float" office:value="54664" calcext:value-type="float">
            <text:p><text:s/>54,6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224461" calcext:value-type="float">
            <text:p><text:s/>224,461 <text:s/></text:p>
          </table:table-cell>
          <table:table-cell table:style-name="ce50" office:value-type="float" office:value="1518507" calcext:value-type="float">
            <text:p><text:s/>1,518,5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27" calcext:value-type="float">
            <text:p><text:s/>1,52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328357.621" calcext:value-type="float">
            <text:p><text:s/>328,358 <text:s/></text:p>
          </table:table-cell>
          <table:table-cell table:style-name="ce50" office:value-type="float" office:value="-152925.1657" calcext:value-type="float">
            <text:p><text:s/>-152,925 <text:s/></text:p>
          </table:table-cell>
          <table:table-cell table:style-name="ce50" office:value-type="float" office:value="-1270" calcext:value-type="float">
            <text:p><text:s/>-1,270 <text:s/></text:p>
          </table:table-cell>
          <table:table-cell table:style-name="ce50" office:value-type="float" office:value="76671" calcext:value-type="float">
            <text:p><text:s/>76,671 <text:s/></text:p>
          </table:table-cell>
          <table:table-cell table:style-name="ce50" office:value-type="float" office:value="-31266" calcext:value-type="float">
            <text:p><text:s/>-31,266 <text:s/></text:p>
          </table:table-cell>
          <table:table-cell table:style-name="ce50" office:value-type="float" office:value="-13345.9999999999" calcext:value-type="float">
            <text:p><text:s/>-13,346 <text:s/></text:p>
          </table:table-cell>
          <table:table-cell table:style-name="ce50" office:value-type="float" office:value="-165" calcext:value-type="float">
            <text:p><text:s/>-165 <text:s/></text:p>
          </table:table-cell>
          <table:table-cell table:style-name="ce50" office:value-type="float" office:value="-26316" calcext:value-type="float">
            <text:p><text:s/>-26,316 <text:s/></text:p>
          </table:table-cell>
          <table:table-cell table:style-name="ce50" office:value-type="float" office:value="-207834" calcext:value-type="float">
            <text:p><text:s/>-207,83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2543415.621" calcext:value-type="float">
            <text:p><text:s/>-12,543,416 <text:s/></text:p>
          </table:table-cell>
          <table:table-cell table:style-name="ce51" office:value-type="float" office:value="-1072204.8343" calcext:value-type="float">
            <text:p><text:s/>-1,072,205 <text:s/></text:p>
          </table:table-cell>
          <table:table-cell table:style-name="ce51" office:value-type="float" office:value="1218" calcext:value-type="float">
            <text:p><text:s/>1,218 <text:s/></text:p>
          </table:table-cell>
          <table:table-cell table:style-name="ce51" office:value-type="float" office:value="-12867" calcext:value-type="float">
            <text:p><text:s/>-12,867 <text:s/></text:p>
          </table:table-cell>
          <table:table-cell table:style-name="ce51" office:value-type="float" office:value="-227108" calcext:value-type="float">
            <text:p><text:s/>-227,108 <text:s/></text:p>
          </table:table-cell>
          <table:table-cell table:style-name="ce51" office:value-type="float" office:value="1215124.17263272" calcext:value-type="float">
            <text:p><text:s/>1,215,124 <text:s/></text:p>
          </table:table-cell>
          <table:table-cell table:style-name="ce51" office:value-type="float" office:value="18493" calcext:value-type="float">
            <text:p><text:s/>18,493 <text:s/></text:p>
          </table:table-cell>
          <table:table-cell table:style-name="ce51" office:value-type="float" office:value="-277704" calcext:value-type="float">
            <text:p><text:s/>-277,704 <text:s/></text:p>
          </table:table-cell>
          <table:table-cell table:style-name="ce51" office:value-type="float" office:value="447647" calcext:value-type="float">
            <text:p><text:s/>447,6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06588" calcext:value-type="float">
            <text:p><text:s/>306,588 <text:s/></text:p>
          </table:table-cell>
          <table:table-cell table:style-name="ce50" office:value-type="float" office:value="1522518" calcext:value-type="float">
            <text:p><text:s/>1,522,518 <text:s/></text:p>
          </table:table-cell>
          <table:table-cell table:style-name="ce50" office:value-type="float" office:value="485" calcext:value-type="float">
            <text:p><text:s/>485 <text:s/></text:p>
          </table:table-cell>
          <table:table-cell table:style-name="ce50" office:value-type="float" office:value="18840" calcext:value-type="float">
            <text:p><text:s/>18,8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7" calcext:value-type="float">
            <text:p><text:s/>1,08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3779" calcext:value-type="float">
            <text:p><text:s/>263,77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45211.315" calcext:value-type="float">
            <text:p><text:s/>-145,211 <text:s/></text:p>
          </table:table-cell>
          <table:table-cell table:style-name="ce51" office:value-type="float" office:value="-342937.142078125" calcext:value-type="float">
            <text:p><text:s/>-342,93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8766.79583419" calcext:value-type="float">
            <text:p><text:s/>68,767 <text:s/></text:p>
          </table:table-cell>
          <table:table-cell table:style-name="ce50" office:value-type="float" office:value="1744918.2013285" calcext:value-type="float">
            <text:p><text:s/>1,744,9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9139.22902346" calcext:value-type="float">
            <text:p><text:s/>599,139 <text:s/></text:p>
          </table:table-cell>
          <table:table-cell table:style-name="ce50" office:value-type="float" office:value="3955.31672049778" calcext:value-type="float">
            <text:p><text:s/>3,9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67843" calcext:value-type="float">
            <text:p><text:s/>67,843 <text:s/></text:p>
          </table:table-cell>
          <table:table-cell table:style-name="ce50" office:value-type="float" office:value="1456107" calcext:value-type="float">
            <text:p><text:s/>1,456,1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63" calcext:value-type="float">
            <text:p><text:s/>13,4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23.79583419" calcext:value-type="float">
            <text:p><text:s/>924 <text:s/></text:p>
          </table:table-cell>
          <table:table-cell table:style-name="ce51" office:value-type="float" office:value="275348.2013285" calcext:value-type="float">
            <text:p><text:s/>275,34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99139.22902346" calcext:value-type="float">
            <text:p><text:s/>599,139 <text:s/></text:p>
          </table:table-cell>
          <table:table-cell table:style-name="ce51" office:value-type="float" office:value="3955.31672049778" calcext:value-type="float">
            <text:p><text:s/>3,9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7984451.306" calcext:value-type="float">
            <text:p><text:s/>17,984,451 <text:s/></text:p>
          </table:table-cell>
          <table:table-cell table:style-name="ce50" office:value-type="float" office:value="8754890.78662188" calcext:value-type="float">
            <text:p><text:s/>8,754,891 <text:s/></text:p>
          </table:table-cell>
          <table:table-cell table:style-name="ce50" office:value-type="float" office:value="5937" calcext:value-type="float">
            <text:p><text:s/>5,937 <text:s/></text:p>
          </table:table-cell>
          <table:table-cell table:style-name="ce50" office:value-type="float" office:value="376652" calcext:value-type="float">
            <text:p><text:s/>376,652 <text:s/></text:p>
          </table:table-cell>
          <table:table-cell table:style-name="ce50" office:value-type="float" office:value="664376" calcext:value-type="float">
            <text:p><text:s/>664,376 <text:s/></text:p>
          </table:table-cell>
          <table:table-cell table:style-name="ce50" office:value-type="float" office:value="95716" calcext:value-type="float">
            <text:p><text:s/>95,7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9305" calcext:value-type="float">
            <text:p><text:s/>1,459,305 <text:s/></text:p>
          </table:table-cell>
          <table:table-cell table:style-name="ce50" office:value-type="float" office:value="1522635.47555556" calcext:value-type="float">
            <text:p><text:s/>1,522,63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7834028.106" calcext:value-type="float">
            <text:p><text:s/>17,834,028 <text:s/></text:p>
          </table:table-cell>
          <table:table-cell table:style-name="ce50" office:value-type="float" office:value="8754890.78662188" calcext:value-type="float">
            <text:p><text:s/>8,754,891 <text:s/></text:p>
          </table:table-cell>
          <table:table-cell table:style-name="ce50" office:value-type="float" office:value="5937" calcext:value-type="float">
            <text:p><text:s/>5,937 <text:s/></text:p>
          </table:table-cell>
          <table:table-cell table:style-name="ce50" office:value-type="float" office:value="376652" calcext:value-type="float">
            <text:p><text:s/>376,652 <text:s/></text:p>
          </table:table-cell>
          <table:table-cell table:style-name="ce50" office:value-type="float" office:value="664376" calcext:value-type="float">
            <text:p><text:s/>664,376 <text:s/></text:p>
          </table:table-cell>
          <table:table-cell table:style-name="ce50" office:value-type="float" office:value="95716" calcext:value-type="float">
            <text:p><text:s/>95,7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9305" calcext:value-type="float">
            <text:p><text:s/>1,459,305 <text:s/></text:p>
          </table:table-cell>
          <table:table-cell table:style-name="ce50" office:value-type="float" office:value="1374830.35555556" calcext:value-type="float">
            <text:p><text:s/>1,374,83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50423.2" calcext:value-type="float">
            <text:p><text:s/>150,42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47805.12" calcext:value-type="float">
            <text:p><text:s/>147,80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2949" calcext:value-type="float">
            <text:p><text:s/>32,949 <text:s/></text:p>
          </table:table-cell>
          <table:table-cell table:style-name="ce50" office:value-type="float" office:value="526718.29600649" calcext:value-type="float">
            <text:p><text:s/>526,7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1697.77097654" calcext:value-type="float">
            <text:p><text:s/>551,698 <text:s/></text:p>
          </table:table-cell>
          <table:table-cell table:style-name="ce50" office:value-type="float" office:value="9971.43883505778" calcext:value-type="float">
            <text:p><text:s/>9,9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57" calcext:value-type="float">
            <text:p><text:s/>1,8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17584" calcext:value-type="float">
            <text:p><text:s/>17,5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7" calcext:value-type="float">
            <text:p><text:s/>3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2873" calcext:value-type="float">
            <text:p><text:s/>32,873 <text:s/></text:p>
          </table:table-cell>
          <table:table-cell table:style-name="ce50" office:value-type="float" office:value="506970.29600649" calcext:value-type="float">
            <text:p><text:s/>506,97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1697.77097654" calcext:value-type="float">
            <text:p><text:s/>551,698 <text:s/></text:p>
          </table:table-cell>
          <table:table-cell table:style-name="ce50" office:value-type="float" office:value="9971.43883505778" calcext:value-type="float">
            <text:p><text:s/>9,9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46" calcext:value-type="float">
            <text:p><text:s/>46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177943.20416581" calcext:value-type="float">
            <text:p><text:s/>5,177,943 <text:s/></text:p>
          </table:table-cell>
          <table:table-cell table:style-name="ce52" office:value-type="float" office:value="4231468.59706501" calcext:value-type="float">
            <text:p><text:s/>4,231,469 <text:s/></text:p>
          </table:table-cell>
          <table:table-cell table:style-name="ce52" office:value-type="float" office:value="6670" calcext:value-type="float">
            <text:p><text:s/>6,670 <text:s/></text:p>
          </table:table-cell>
          <table:table-cell table:style-name="ce52" office:value-type="float" office:value="344945" calcext:value-type="float">
            <text:p><text:s/>344,945 <text:s/></text:p>
          </table:table-cell>
          <table:table-cell table:style-name="ce52" office:value-type="float" office:value="437268" calcext:value-type="float">
            <text:p><text:s/>437,268 <text:s/></text:p>
          </table:table-cell>
          <table:table-cell table:style-name="ce52" office:value-type="float" office:value="1309753.17263272" calcext:value-type="float">
            <text:p><text:s/>1,309,753 <text:s/></text:p>
          </table:table-cell>
          <table:table-cell table:style-name="ce52" office:value-type="float" office:value="18493" calcext:value-type="float">
            <text:p><text:s/>18,493 <text:s/></text:p>
          </table:table-cell>
          <table:table-cell table:style-name="ce52" office:value-type="float" office:value="30764" calcext:value-type="float">
            <text:p><text:s/>30,764 <text:s/></text:p>
          </table:table-cell>
          <table:table-cell table:style-name="ce52" office:value-type="float" office:value="1692576.72" calcext:value-type="float">
            <text:p><text:s/>1,692,57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177943.20416581" calcext:value-type="float">
            <text:p><text:s/>5,177,943 <text:s/></text:p>
          </table:table-cell>
          <table:table-cell table:style-name="ce52" office:value-type="float" office:value="4231468.59706501" calcext:value-type="float">
            <text:p><text:s/>4,231,46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3547" calcext:value-type="float">
            <text:p><text:s/>13,5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58265.20416581" calcext:value-type="float">
            <text:p><text:s/>158,265 <text:s/></text:p>
          </table:table-cell>
          <table:table-cell table:style-name="ce50" office:value-type="float" office:value="3598207.59706501" calcext:value-type="float">
            <text:p><text:s/>3,598,2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547" calcext:value-type="float">
            <text:p><text:s/>13,5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7533" calcext:value-type="float">
            <text:p><text:s/>7,533 <text:s/></text:p>
          </table:table-cell>
          <table:table-cell table:style-name="ce50" office:value-type="float" office:value="46543" calcext:value-type="float">
            <text:p><text:s/>46,5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875" calcext:value-type="float">
            <text:p><text:s/>3,875 <text:s/></text:p>
          </table:table-cell>
          <table:table-cell table:style-name="ce50" office:value-type="float" office:value="300910.3630618" calcext:value-type="float">
            <text:p><text:s/>300,9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7476.13135632" calcext:value-type="float">
            <text:p><text:s/>7,476 <text:s/></text:p>
          </table:table-cell>
          <table:table-cell table:style-name="ce50" office:value-type="float" office:value="526313.22177729" calcext:value-type="float">
            <text:p><text:s/>526,3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1" calcext:value-type="float">
            <text:p><text:s/>41 <text:s/></text:p>
          </table:table-cell>
          <table:table-cell table:style-name="ce50" office:value-type="float" office:value="35049" calcext:value-type="float">
            <text:p><text:s/>35,0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8" calcext:value-type="float">
            <text:p><text:s/>38 <text:s/></text:p>
          </table:table-cell>
          <table:table-cell table:style-name="ce50" office:value-type="float" office:value="7212" calcext:value-type="float">
            <text:p><text:s/>7,2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13" calcext:value-type="float">
            <text:p><text:s/>613 <text:s/></text:p>
          </table:table-cell>
          <table:table-cell table:style-name="ce50" office:value-type="float" office:value="217616.53522674" calcext:value-type="float">
            <text:p><text:s/>217,6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95" calcext:value-type="float">
            <text:p><text:s/>195 <text:s/></text:p>
          </table:table-cell>
          <table:table-cell table:style-name="ce50" office:value-type="float" office:value="1984" calcext:value-type="float">
            <text:p><text:s/>1,9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1896.36928952" calcext:value-type="float">
            <text:p><text:s/>71,896 <text:s/></text:p>
          </table:table-cell>
          <table:table-cell table:style-name="ce50" office:value-type="float" office:value="1133557.93962281" calcext:value-type="float">
            <text:p><text:s/>1,133,5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1661.54009006" calcext:value-type="float">
            <text:p><text:s/>71,662 <text:s/></text:p>
          </table:table-cell>
          <table:table-cell table:style-name="ce50" office:value-type="float" office:value="955633.0022687" calcext:value-type="float">
            <text:p><text:s/>955,6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203.54009006" calcext:value-type="float">
            <text:p>( 3,204 <text:s/>)</text:p>
          </table:table-cell>
          <table:table-cell table:style-name="ce53" office:value-type="float" office:value="872759.97772709" calcext:value-type="float">
            <text:p>( 872,76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8458" calcext:value-type="float">
            <text:p>( 68,458 <text:s/>)</text:p>
          </table:table-cell>
          <table:table-cell table:style-name="ce53" office:value-type="float" office:value="82110.02454161" calcext:value-type="float">
            <text:p>( 82,11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63" calcext:value-type="float">
            <text:p>( 76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.41642799" calcext:value-type="float">
            <text:p><text:s/>1 <text:s/></text:p>
          </table:table-cell>
          <table:table-cell table:style-name="ce50" office:value-type="float" office:value="132318.51513313" calcext:value-type="float">
            <text:p><text:s/>132,3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93.41277147" calcext:value-type="float">
            <text:p><text:s/>93 <text:s/></text:p>
          </table:table-cell>
          <table:table-cell table:style-name="ce50" office:value-type="float" office:value="36453.42222098" calcext:value-type="float">
            <text:p><text:s/>36,4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40" calcext:value-type="float">
            <text:p><text:s/>140 <text:s/></text:p>
          </table:table-cell>
          <table:table-cell table:style-name="ce54" office:value-type="float" office:value="9153" calcext:value-type="float">
            <text:p><text:s/>9,153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9717" calcext:value-type="float">
            <text:p><text:s/>9,717 <text:s/></text:p>
          </table:table-cell>
          <table:table-cell table:style-name="ce50" office:value-type="float" office:value="181600" calcext:value-type="float">
            <text:p><text:s/>181,6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2" calcext:value-type="float">
            <text:p><text:s/>22 <text:s/></text:p>
          </table:table-cell>
          <table:table-cell table:style-name="ce50" office:value-type="float" office:value="64759" calcext:value-type="float">
            <text:p><text:s/>64,7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33" calcext:value-type="float">
            <text:p><text:s/>133 <text:s/></text:p>
          </table:table-cell>
          <table:table-cell table:style-name="ce54" office:value-type="float" office:value="83747" calcext:value-type="float">
            <text:p><text:s/>83,74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0196" calcext:value-type="float">
            <text:p><text:s/>20,196 <text:s/></text:p>
          </table:table-cell>
          <table:table-cell table:style-name="ce50" office:value-type="float" office:value="269142" calcext:value-type="float">
            <text:p><text:s/>269,1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8409" calcext:value-type="float">
            <text:p><text:s/>18,409 <text:s/></text:p>
          </table:table-cell>
          <table:table-cell table:style-name="ce50" office:value-type="float" office:value="38650" calcext:value-type="float">
            <text:p><text:s/>38,6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87" calcext:value-type="float">
            <text:p><text:s/>1,787 <text:s/></text:p>
          </table:table-cell>
          <table:table-cell table:style-name="ce50" office:value-type="float" office:value="230492" calcext:value-type="float">
            <text:p><text:s/>230,4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24" calcext:value-type="float">
            <text:p>( 22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2224" calcext:value-type="float">
            <text:p>( 2,22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522" calcext:value-type="float">
            <text:p><text:s/>6,522 <text:s/></text:p>
          </table:table-cell>
          <table:table-cell table:style-name="ce50" office:value-type="float" office:value="421827.61" calcext:value-type="float">
            <text:p><text:s/>421,8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547" calcext:value-type="float">
            <text:p><text:s/>13,54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297" calcext:value-type="float">
            <text:p><text:s/>6,297 <text:s/></text:p>
          </table:table-cell>
          <table:table-cell table:style-name="ce50" office:value-type="float" office:value="364305.61" calcext:value-type="float">
            <text:p><text:s/>364,3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547" calcext:value-type="float">
            <text:p><text:s/>13,54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25" calcext:value-type="float">
            <text:p><text:s/>225 <text:s/></text:p>
          </table:table-cell>
          <table:table-cell table:style-name="ce50" office:value-type="float" office:value="57522" calcext:value-type="float">
            <text:p><text:s/>57,5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124" calcext:value-type="float">
            <text:p>( 4,12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886" calcext:value-type="float">
            <text:p><text:s/>886 <text:s/></text:p>
          </table:table-cell>
          <table:table-cell table:style-name="ce50" office:value-type="float" office:value="68291" calcext:value-type="float">
            <text:p><text:s/>68,2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336" calcext:value-type="float">
            <text:p><text:s/>336 <text:s/></text:p>
          </table:table-cell>
          <table:table-cell table:style-name="ce54" office:value-type="float" office:value="7587" calcext:value-type="float">
            <text:p><text:s/>7,58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1117.90351997" calcext:value-type="float">
            <text:p><text:s/>11,118 <text:s/></text:p>
          </table:table-cell>
          <table:table-cell table:style-name="ce50" office:value-type="float" office:value="91420.94597637" calcext:value-type="float">
            <text:p><text:s/>91,4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5304" calcext:value-type="float">
            <text:p><text:s/>5,304 <text:s/></text:p>
          </table:table-cell>
          <table:table-cell table:style-name="ce50" office:value-type="float" office:value="21078" calcext:value-type="float">
            <text:p><text:s/>21,0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07" calcext:value-type="float">
            <text:p><text:s/>207 <text:s/></text:p>
          </table:table-cell>
          <table:table-cell table:style-name="ce50" office:value-type="float" office:value="12858" calcext:value-type="float">
            <text:p><text:s/>12,8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364.8" calcext:value-type="float">
            <text:p><text:s/>365 <text:s/></text:p>
          </table:table-cell>
          <table:table-cell table:style-name="ce50" office:value-type="float" office:value="116.4" calcext:value-type="float">
            <text:p><text:s/>1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11792" calcext:value-type="float">
            <text:p><text:s/>11,792 <text:s/></text:p>
          </table:table-cell>
          <table:table-cell table:style-name="ce50" office:value-type="float" office:value="65936" calcext:value-type="float">
            <text:p><text:s/>65,9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0658.5814" calcext:value-type="float">
            <text:p><text:s/>40,65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158154.83" calcext:value-type="float">
            <text:p><text:s/>4,158,155 <text:s/></text:p>
          </table:table-cell>
          <table:table-cell table:style-name="ce50" office:value-type="float" office:value="168848" calcext:value-type="float">
            <text:p><text:s/>168,8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027402.83" calcext:value-type="float">
            <text:p><text:s/>4,027,40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28656" calcext:value-type="float">
            <text:p><text:s/>28,65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02096" calcext:value-type="float">
            <text:p><text:s/>102,096 <text:s/></text:p>
          </table:table-cell>
          <table:table-cell table:style-name="ce50" office:value-type="float" office:value="168848" calcext:value-type="float">
            <text:p><text:s/>168,8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418156.17" calcext:value-type="float">
            <text:p><text:s/>418,156 <text:s/></text:p>
          </table:table-cell>
          <table:table-cell table:style-name="ce50" office:value-type="float" office:value="20891" calcext:value-type="float">
            <text:p><text:s/>20,8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58658.17" calcext:value-type="float">
            <text:p><text:s/>58,658 <text:s/></text:p>
          </table:table-cell>
          <table:table-cell table:style-name="ce50" office:value-type="float" office:value="3043" calcext:value-type="float">
            <text:p><text:s/>3,0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59498" calcext:value-type="float">
            <text:p><text:s/>359,498 <text:s/></text:p>
          </table:table-cell>
          <table:table-cell table:style-name="ce51" office:value-type="float" office:value="17848" calcext:value-type="float">
            <text:p><text:s/>17,84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43367" calcext:value-type="float">
            <text:p><text:s/>443,367 <text:s/></text:p>
          </table:table-cell>
          <table:table-cell table:style-name="ce50" office:value-type="float" office:value="443522" calcext:value-type="float">
            <text:p><text:s/>443,5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6773" calcext:value-type="float">
            <text:p><text:s/>96,773 <text:s/></text:p>
          </table:table-cell>
          <table:table-cell table:style-name="ce50" office:value-type="float" office:value="365586" calcext:value-type="float">
            <text:p><text:s/>365,58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655" calcext:value-type="float">
            <text:p><text:s/>1,655 <text:s/></text:p>
          </table:table-cell>
          <table:table-cell table:style-name="ce50" office:value-type="float" office:value="4314" calcext:value-type="float">
            <text:p><text:s/>4,3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2651" calcext:value-type="float">
            <text:p><text:s/>12,651 <text:s/></text:p>
          </table:table-cell>
          <table:table-cell table:style-name="ce50" office:value-type="float" office:value="200" calcext:value-type="float">
            <text:p><text:s/>2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304" calcext:value-type="float">
            <text:p><text:s/>2,30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389" calcext:value-type="float">
            <text:p><text:s/>1,389 <text:s/></text:p>
          </table:table-cell>
          <table:table-cell table:style-name="ce50" office:value-type="float" office:value="2740" calcext:value-type="float">
            <text:p><text:s/>2,7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55321" calcext:value-type="float">
            <text:p><text:s/>255,321 <text:s/></text:p>
          </table:table-cell>
          <table:table-cell table:style-name="ce50" office:value-type="float" office:value="4128" calcext:value-type="float">
            <text:p><text:s/>4,1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3274" calcext:value-type="float">
            <text:p><text:s/>73,274 <text:s/></text:p>
          </table:table-cell>
          <table:table-cell table:style-name="ce51" office:value-type="float" office:value="66554" calcext:value-type="float">
            <text:p><text:s/>66,55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670" calcext:value-type="float">
            <text:p><text:s/>6,670 <text:s/></text:p>
          </table:table-cell>
          <table:table-cell table:style-name="ce50" office:value-type="float" office:value="344945" calcext:value-type="float">
            <text:p><text:s/>344,945 <text:s/></text:p>
          </table:table-cell>
          <table:table-cell table:style-name="ce50" office:value-type="float" office:value="437268" calcext:value-type="float">
            <text:p><text:s/>437,268 <text:s/></text:p>
          </table:table-cell>
          <table:table-cell table:style-name="ce50" office:value-type="float" office:value="1309753.17263272" calcext:value-type="float">
            <text:p><text:s/>1,309,753 <text:s/></text:p>
          </table:table-cell>
          <table:table-cell table:style-name="ce50" office:value-type="float" office:value="18493" calcext:value-type="float">
            <text:p><text:s/>18,493 <text:s/></text:p>
          </table:table-cell>
          <table:table-cell table:style-name="ce50" office:value-type="float" office:value="30764" calcext:value-type="float">
            <text:p><text:s/>30,764 <text:s/></text:p>
          </table:table-cell>
          <table:table-cell table:style-name="ce50" office:value-type="float" office:value="1679029.72" calcext:value-type="float">
            <text:p><text:s/>1,679,03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670" calcext:value-type="float">
            <text:p><text:s/>6,670 <text:s/></text:p>
          </table:table-cell>
          <table:table-cell table:style-name="ce50" office:value-type="float" office:value="344945" calcext:value-type="float">
            <text:p><text:s/>344,945 <text:s/></text:p>
          </table:table-cell>
          <table:table-cell table:style-name="ce50" office:value-type="float" office:value="437268" calcext:value-type="float">
            <text:p><text:s/>437,268 <text:s/></text:p>
          </table:table-cell>
          <table:table-cell table:style-name="ce50" office:value-type="float" office:value="1309753.17263272" calcext:value-type="float">
            <text:p><text:s/>1,309,753 <text:s/></text:p>
          </table:table-cell>
          <table:table-cell table:style-name="ce50" office:value-type="float" office:value="18493" calcext:value-type="float">
            <text:p><text:s/>18,493 <text:s/></text:p>
          </table:table-cell>
          <table:table-cell table:style-name="ce50" office:value-type="float" office:value="30764" calcext:value-type="float">
            <text:p><text:s/>30,764 <text:s/></text:p>
          </table:table-cell>
          <table:table-cell table:style-name="ce50" office:value-type="float" office:value="1679029.72" calcext:value-type="float">
            <text:p><text:s/>1,679,03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43408.74783853" calcext:value-type="float">
            <text:p><text:s/>243,409 <text:s/></text:p>
          </table:table-cell>
          <table:table-cell table:style-name="ce57" office:value-type="float" office:value="7297672.03549347" calcext:value-type="float">
            <text:p><text:s/>7,297,67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690030.780513" calcext:value-type="float">
            <text:p><text:s/>1,690,031 <text:s/></text:p>
          </table:table-cell>
          <table:table-cell table:style-name="ce57" office:value-type="float" office:value="15006.931945" calcext:value-type="float">
            <text:p><text:s/>15,007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40111.22849653" calcext:value-type="float">
            <text:p><text:s/>240,111 <text:s/></text:p>
          </table:table-cell>
          <table:table-cell table:style-name="ce57" office:value-type="float" office:value="5886319.01950347" calcext:value-type="float">
            <text:p><text:s/>5,886,31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7182.232497" calcext:value-type="float">
            <text:p><text:s/>37,182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297.519342" calcext:value-type="float">
            <text:p><text:s/>3,298 <text:s/></text:p>
          </table:table-cell>
          <table:table-cell table:style-name="ce57" office:value-type="float" office:value="1374170.783493" calcext:value-type="float">
            <text:p><text:s/>1,374,17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690030.780513" calcext:value-type="float">
            <text:p><text:s/>1,690,031 <text:s/></text:p>
          </table:table-cell>
          <table:table-cell table:style-name="ce57" office:value-type="float" office:value="15006.931945" calcext:value-type="float">
            <text:p><text:s/>15,007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7558.122815" calcext:value-type="float">
            <text:p><text:s/>117,55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701165.170909" calcext:value-type="float">
            <text:p><text:s/>1,701,165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7558.122815" calcext:value-type="float">
            <text:p><text:s/>117,55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701165.170909" calcext:value-type="float">
            <text:p><text:s/>1,701,165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36134.68013468" calcext:value-type="float">
            <text:p><text:s/>236,135 <text:s/></text:p>
          </table:table-cell>
          <table:table-cell table:style-name="ce49" office:value-type="float" office:value="350660" calcext:value-type="float">
            <text:p><text:s/>350,660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637974.556164" calcext:value-type="float">
            <text:p><text:s/>1,637,975 <text:s/></text:p>
          </table:table-cell>
          <table:table-cell table:style-name="ce49" office:value-type="float" office:value="229863.874497333" calcext:value-type="float">
            <text:p><text:s/>229,864 <text:s/></text:p>
          </table:table-cell>
          <table:table-cell table:style-name="ce49" office:value-type="float" office:value="187819.219666667" calcext:value-type="float">
            <text:p><text:s/>187,819 <text:s/></text:p>
          </table:table-cell>
          <table:table-cell table:style-name="ce49" office:value-type="float" office:value="29430.1522666667" calcext:value-type="float">
            <text:p><text:s/>29,430 <text:s/></text:p>
          </table:table-cell>
          <table:table-cell table:style-name="ce49" office:value-type="float" office:value="12614.502564" calcext:value-type="float">
            <text:p><text:s/>12,615 <text:s/></text:p>
          </table:table-cell>
          <table:table-cell table:style-name="ce49" office:value-type="float" office:value="1408110.68166667" calcext:value-type="float">
            <text:p><text:s/>1,408,11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8787009.51517897" calcext:value-type="float">
            <text:p><text:s/>8,787,0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598852.5600362" calcext:value-type="float">
            <text:p><text:s/>11,598,853 <text:s/></text:p>
          </table:table-cell>
          <table:table-cell table:number-columns-repeated="2" table:style-name="ce50" office:value-type="float" office:value="54.6561666666667" calcext:value-type="float">
            <text:p><text:s/>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.6561666666667" calcext:value-type="float">
            <text:p><text:s/>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22241.942754535" calcext:value-type="float">
            <text:p><text:s/>122,242 <text:s/></text:p>
          </table:table-cell>
          <table:table-cell table:style-name="ce50" office:value-type="float" office:value="107728.082" calcext:value-type="float">
            <text:p><text:s/>107,728 <text:s/></text:p>
          </table:table-cell>
          <table:table-cell table:style-name="ce50" office:value-type="float" office:value="65601.0693248754" calcext:value-type="float">
            <text:p><text:s/>65,601 <text:s/></text:p>
          </table:table-cell>
          <table:table-cell table:number-columns-repeated="2" table:style-name="ce50" office:value-type="float" office:value="3056.8561" calcext:value-type="float">
            <text:p><text:s/>3,0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56.8561" calcext:value-type="float">
            <text:p><text:s/>3,05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8900902.25255912" calcext:value-type="float">
            <text:p><text:s/>8,900,902 <text:s/></text:p>
          </table:table-cell>
          <table:table-cell table:style-name="ce51" office:value-type="float" office:value="242931.918" calcext:value-type="float">
            <text:p><text:s/>242,932 <text:s/></text:p>
          </table:table-cell>
          <table:table-cell table:style-name="ce51" office:value-type="float" office:value="11533251.4907114" calcext:value-type="float">
            <text:p><text:s/>11,533,251 <text:s/></text:p>
          </table:table-cell>
          <table:table-cell table:style-name="ce51" office:value-type="float" office:value="1634972.35623067" calcext:value-type="float">
            <text:p><text:s/>1,634,972 <text:s/></text:p>
          </table:table-cell>
          <table:table-cell table:style-name="ce51" office:value-type="float" office:value="226861.674564" calcext:value-type="float">
            <text:p><text:s/>226,862 <text:s/></text:p>
          </table:table-cell>
          <table:table-cell table:style-name="ce51" office:value-type="float" office:value="187819.219666667" calcext:value-type="float">
            <text:p><text:s/>187,819 <text:s/></text:p>
          </table:table-cell>
          <table:table-cell table:style-name="ce51" office:value-type="float" office:value="26427.9523333333" calcext:value-type="float">
            <text:p><text:s/>26,428 <text:s/></text:p>
          </table:table-cell>
          <table:table-cell table:style-name="ce51" office:value-type="float" office:value="12614.502564" calcext:value-type="float">
            <text:p><text:s/>12,615 <text:s/></text:p>
          </table:table-cell>
          <table:table-cell table:style-name="ce51" office:value-type="float" office:value="1408110.68166667" calcext:value-type="float">
            <text:p><text:s/>1,408,1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9428805.63805248" calcext:value-type="float">
            <text:p><text:s/>9,428,8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446023.4422293" calcext:value-type="float">
            <text:p><text:s/>12,446,023 <text:s/></text:p>
          </table:table-cell>
          <table:table-cell table:number-columns-repeated="2" table:style-name="ce50" office:value-type="float" office:value="26199.5842" calcext:value-type="float">
            <text:p><text:s/>26,2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199.5842" calcext:value-type="float">
            <text:p><text:s/>26,2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54394.0050790338" calcext:value-type="float">
            <text:p><text:s/>54,394 <text:s/></text:p>
          </table:table-cell>
          <table:table-cell table:style-name="ce51" office:value-type="float" office:value="-2264.924" calcext:value-type="float">
            <text:p><text:s/>-2,265 <text:s/></text:p>
          </table:table-cell>
          <table:table-cell table:style-name="ce51" office:value-type="float" office:value="73813.3524821024" calcext:value-type="float">
            <text:p><text:s/>73,813 <text:s/></text:p>
          </table:table-cell>
          <table:table-cell table:style-name="ce51" office:value-type="float" office:value="176.911600000041" calcext:value-type="float">
            <text:p><text:s/>177 <text:s/></text:p>
          </table:table-cell>
          <table:table-cell table:style-name="ce51" office:value-type="float" office:value="176.911599999996" calcext:value-type="float">
            <text:p><text:s/>177 <text:s/></text:p>
          </table:table-cell>
          <table:table-cell table:style-name="ce51" office:value-type="float" office:value="-0.0000000000016" calcext:value-type="float">
            <text:p><text:s/>-0 <text:s/></text:p>
          </table:table-cell>
          <table:table-cell table:style-name="ce51" office:value-type="float" office:value="176.911599999997" calcext:value-type="float">
            <text:p><text:s/>17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45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897922.7919483" calcext:value-type="float">
            <text:p><text:s/>6,897,923 <text:s/></text:p>
          </table:table-cell>
          <table:table-cell table:style-name="ce50" office:value-type="float" office:value="1782.89206285" calcext:value-type="float">
            <text:p><text:s/>1,783 <text:s/></text:p>
          </table:table-cell>
          <table:table-cell table:style-name="ce50" office:value-type="float" office:value="9103673.292427" calcext:value-type="float">
            <text:p><text:s/>9,103,673 <text:s/></text:p>
          </table:table-cell>
          <table:table-cell table:style-name="ce50" office:value-type="float" office:value="1144070.70007512" calcext:value-type="float">
            <text:p><text:s/>1,144,071 <text:s/></text:p>
          </table:table-cell>
          <table:table-cell table:style-name="ce50" office:value-type="float" office:value="32321.7285917579" calcext:value-type="float">
            <text:p><text:s/>32,322 <text:s/></text:p>
          </table:table-cell>
          <table:table-cell table:style-name="ce50" office:value-type="float" office:value="22617.757072319" calcext:value-type="float">
            <text:p><text:s/>22,6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703.97151943887" calcext:value-type="float">
            <text:p><text:s/>9,704 <text:s/></text:p>
          </table:table-cell>
          <table:table-cell table:style-name="ce50" office:value-type="float" office:value="1111748.97148336" calcext:value-type="float">
            <text:p><text:s/>1,111,74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34376.5151515151" calcext:value-type="float">
            <text:p><text:s/>34,3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377" calcext:value-type="float">
            <text:p><text:s/>45,3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6784959.09090909" calcext:value-type="float">
            <text:p><text:s/>6,784,9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956146" calcext:value-type="float">
            <text:p><text:s/>8,956,14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255.4827777778" calcext:value-type="float">
            <text:p><text:s/>16,2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255.4827777778" calcext:value-type="float">
            <text:p><text:s/>16,25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8587.1858876936" calcext:value-type="float">
            <text:p><text:s/>78,587 <text:s/></text:p>
          </table:table-cell>
          <table:table-cell table:style-name="ce51" office:value-type="float" office:value="1782.89206285" calcext:value-type="float">
            <text:p><text:s/>1,783 <text:s/></text:p>
          </table:table-cell>
          <table:table-cell table:style-name="ce51" office:value-type="float" office:value="102150.292427" calcext:value-type="float">
            <text:p><text:s/>102,150 <text:s/></text:p>
          </table:table-cell>
          <table:table-cell table:style-name="ce51" office:value-type="float" office:value="1127815.21729734" calcext:value-type="float">
            <text:p><text:s/>1,127,815 <text:s/></text:p>
          </table:table-cell>
          <table:table-cell table:style-name="ce51" office:value-type="float" office:value="32321.7285917579" calcext:value-type="float">
            <text:p><text:s/>32,322 <text:s/></text:p>
          </table:table-cell>
          <table:table-cell table:style-name="ce51" office:value-type="float" office:value="22617.757072319" calcext:value-type="float">
            <text:p><text:s/>22,61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9703.97151943887" calcext:value-type="float">
            <text:p><text:s/>9,704 <text:s/></text:p>
          </table:table-cell>
          <table:table-cell table:style-name="ce51" office:value-type="float" office:value="1095493.48870558" calcext:value-type="float">
            <text:p><text:s/>1,095,49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9483362.87878788" calcext:value-type="float">
            <text:p><text:s/>9,483,363 <text:s/></text:p>
          </table:table-cell>
          <table:table-cell table:style-name="ce50" office:value-type="float" office:value="1144519.875" calcext:value-type="float">
            <text:p><text:s/>1,144,520 <text:s/></text:p>
          </table:table-cell>
          <table:table-cell table:style-name="ce50" office:value-type="float" office:value="11500688" calcext:value-type="float">
            <text:p><text:s/>11,500,6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9483362.87878788" calcext:value-type="float">
            <text:p><text:s/>9,483,363 <text:s/></text:p>
          </table:table-cell>
          <table:table-cell table:style-name="ce51" office:value-type="float" office:value="1144519.875" calcext:value-type="float">
            <text:p><text:s/>1,144,520 <text:s/></text:p>
          </table:table-cell>
          <table:table-cell table:style-name="ce51" office:value-type="float" office:value="11500688" calcext:value-type="float">
            <text:p><text:s/>11,500,688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56416.118550819" calcext:value-type="float">
            <text:p><text:s/>356,416 <text:s/></text:p>
          </table:table-cell>
          <table:table-cell table:style-name="ce50" office:value-type="float" office:value="2497.85" calcext:value-type="float">
            <text:p><text:s/>2,498 <text:s/></text:p>
          </table:table-cell>
          <table:table-cell table:style-name="ce50" office:value-type="float" office:value="468248.96537597" calcext:value-type="float">
            <text:p><text:s/>468,249 <text:s/></text:p>
          </table:table-cell>
          <table:table-cell table:number-columns-repeated="2" table:style-name="ce50" office:value-type="float" office:value="51.4565333333333" calcext:value-type="float">
            <text:p><text:s/>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.4565333333333" calcext:value-type="float">
            <text:p><text:s/>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47789.451884152" calcext:value-type="float">
            <text:p><text:s/>347,789 <text:s/></text:p>
          </table:table-cell>
          <table:table-cell table:style-name="ce50" office:value-type="float" office:value="2231" calcext:value-type="float">
            <text:p><text:s/>2,231 <text:s/></text:p>
          </table:table-cell>
          <table:table-cell table:style-name="ce50" office:value-type="float" office:value="457098.96537597" calcext:value-type="float">
            <text:p><text:s/>457,099 <text:s/></text:p>
          </table:table-cell>
          <table:table-cell table:number-columns-repeated="2" table:style-name="ce50" office:value-type="float" office:value="51.4565333333333" calcext:value-type="float">
            <text:p><text:s/>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.4565333333333" calcext:value-type="float">
            <text:p><text:s/>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8626.66666666667" calcext:value-type="float">
            <text:p><text:s/>8,627 <text:s/></text:p>
          </table:table-cell>
          <table:table-cell table:style-name="ce50" office:value-type="float" office:value="266.85" calcext:value-type="float">
            <text:p><text:s/>267 <text:s/></text:p>
          </table:table-cell>
          <table:table-cell table:style-name="ce50" office:value-type="float" office:value="11150" calcext:value-type="float">
            <text:p><text:s/>11,1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646726.57771637" calcext:value-type="float">
            <text:p><text:s/>1,646,727 <text:s/></text:p>
          </table:table-cell>
          <table:table-cell table:style-name="ce52" office:value-type="float" office:value="1385435.97493715" calcext:value-type="float">
            <text:p><text:s/>1,385,436 <text:s/></text:p>
          </table:table-cell>
          <table:table-cell table:style-name="ce52" office:value-type="float" office:value="942180.43819703" calcext:value-type="float">
            <text:p><text:s/>942,180 <text:s/></text:p>
          </table:table-cell>
          <table:table-cell table:style-name="ce52" office:value-type="float" office:value="464473.703822215" calcext:value-type="float">
            <text:p><text:s/>464,474 <text:s/></text:p>
          </table:table-cell>
          <table:table-cell table:style-name="ce52" office:value-type="float" office:value="168111.993638909" calcext:value-type="float">
            <text:p><text:s/>168,112 <text:s/></text:p>
          </table:table-cell>
          <table:table-cell table:style-name="ce52" office:value-type="float" office:value="165201.462594348" calcext:value-type="float">
            <text:p><text:s/>165,20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910.53104456113" calcext:value-type="float">
            <text:p><text:s/>2,911 <text:s/></text:p>
          </table:table-cell>
          <table:table-cell table:style-name="ce52" office:value-type="float" office:value="296361.710183306" calcext:value-type="float">
            <text:p><text:s/>296,36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646726.57771637" calcext:value-type="float">
            <text:p><text:s/>1,646,727 <text:s/></text:p>
          </table:table-cell>
          <table:table-cell table:style-name="ce52" office:value-type="float" office:value="1385435.97493715" calcext:value-type="float">
            <text:p><text:s/>1,385,436 <text:s/></text:p>
          </table:table-cell>
          <table:table-cell table:style-name="ce52" office:value-type="float" office:value="942180.43819703" calcext:value-type="float">
            <text:p><text:s/>942,180 <text:s/></text:p>
          </table:table-cell>
          <table:table-cell table:style-name="ce52" office:value-type="float" office:value="464473.703822215" calcext:value-type="float">
            <text:p><text:s/>464,474 <text:s/></text:p>
          </table:table-cell>
          <table:table-cell table:style-name="ce52" office:value-type="float" office:value="168111.993638909" calcext:value-type="float">
            <text:p><text:s/>168,112 <text:s/></text:p>
          </table:table-cell>
          <table:table-cell table:style-name="ce52" office:value-type="float" office:value="165201.462594348" calcext:value-type="float">
            <text:p><text:s/>165,20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910.53104456113" calcext:value-type="float">
            <text:p><text:s/>2,911 <text:s/></text:p>
          </table:table-cell>
          <table:table-cell table:style-name="ce52" office:value-type="float" office:value="296361.710183306" calcext:value-type="float">
            <text:p><text:s/>296,3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96590.951622093" calcext:value-type="float">
            <text:p><text:s/>696,591 <text:s/></text:p>
          </table:table-cell>
          <table:table-cell table:style-name="ce50" office:value-type="float" office:value="318696.07493715" calcext:value-type="float">
            <text:p><text:s/>318,696 <text:s/></text:p>
          </table:table-cell>
          <table:table-cell table:style-name="ce50" office:value-type="float" office:value="636214.65619703" calcext:value-type="float">
            <text:p><text:s/>636,215 <text:s/></text:p>
          </table:table-cell>
          <table:table-cell table:style-name="ce50" office:value-type="float" office:value="464473.703822215" calcext:value-type="float">
            <text:p><text:s/>464,474 <text:s/></text:p>
          </table:table-cell>
          <table:table-cell table:style-name="ce50" office:value-type="float" office:value="168111.993638909" calcext:value-type="float">
            <text:p><text:s/>168,112 <text:s/></text:p>
          </table:table-cell>
          <table:table-cell table:style-name="ce50" office:value-type="float" office:value="165201.462594348" calcext:value-type="float">
            <text:p><text:s/>165,2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10.53104456113" calcext:value-type="float">
            <text:p><text:s/>2,911 <text:s/></text:p>
          </table:table-cell>
          <table:table-cell table:style-name="ce50" office:value-type="float" office:value="296361.710183306" calcext:value-type="float">
            <text:p><text:s/>296,3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4.2424242424242" calcext:value-type="float">
            <text:p><text:s/>24 <text:s/></text:p>
          </table:table-cell>
          <table:table-cell table:style-name="ce50" office:value-type="float" office:value="36" calcext:value-type="float">
            <text:p><text:s/>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4235.901648229" calcext:value-type="float">
            <text:p><text:s/>14,236 <text:s/></text:p>
          </table:table-cell>
          <table:table-cell table:style-name="ce50" office:value-type="float" office:value="13665.96694762" calcext:value-type="float">
            <text:p><text:s/>13,666 <text:s/></text:p>
          </table:table-cell>
          <table:table-cell table:style-name="ce50" office:value-type="float" office:value="6643.864" calcext:value-type="float">
            <text:p><text:s/>6,644 <text:s/></text:p>
          </table:table-cell>
          <table:table-cell table:number-columns-repeated="3" table:style-name="ce50" office:value-type="float" office:value="21001.8137777778" calcext:value-type="float">
            <text:p><text:s/>21,00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2588.2491582492" calcext:value-type="float">
            <text:p><text:s/>22,588 <text:s/></text:p>
          </table:table-cell>
          <table:table-cell table:style-name="ce50" office:value-type="float" office:value="3168.892" calcext:value-type="float">
            <text:p><text:s/>3,169 <text:s/></text:p>
          </table:table-cell>
          <table:table-cell table:style-name="ce50" office:value-type="float" office:value="26999.696" calcext:value-type="float">
            <text:p><text:s/>27,0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23.949410774411" calcext:value-type="float">
            <text:p><text:s/>424 <text:s/></text:p>
          </table:table-cell>
          <table:table-cell table:style-name="ce50" office:value-type="float" office:value="260.629" calcext:value-type="float">
            <text:p><text:s/>261 <text:s/></text:p>
          </table:table-cell>
          <table:table-cell table:style-name="ce50" office:value-type="float" office:value="327.943" calcext:value-type="float">
            <text:p><text:s/>3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440.07323232323" calcext:value-type="float">
            <text:p><text:s/>1,440 <text:s/></text:p>
          </table:table-cell>
          <table:table-cell table:style-name="ce50" office:value-type="float" office:value="632.028" calcext:value-type="float">
            <text:p><text:s/>632 <text:s/></text:p>
          </table:table-cell>
          <table:table-cell table:style-name="ce50" office:value-type="float" office:value="1339.094" calcext:value-type="float">
            <text:p><text:s/>1,3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7484.94326599327" calcext:value-type="float">
            <text:p><text:s/>7,485 <text:s/></text:p>
          </table:table-cell>
          <table:table-cell table:style-name="ce50" office:value-type="float" office:value="3078.278" calcext:value-type="float">
            <text:p><text:s/>3,078 <text:s/></text:p>
          </table:table-cell>
          <table:table-cell table:style-name="ce50" office:value-type="float" office:value="7143.878" calcext:value-type="float">
            <text:p><text:s/>7,144 <text:s/></text:p>
          </table:table-cell>
          <table:table-cell table:style-name="ce50" office:value-type="float" office:value="169540.478846358" calcext:value-type="float">
            <text:p><text:s/>169,540 <text:s/></text:p>
          </table:table-cell>
          <table:table-cell table:number-columns-repeated="2" table:style-name="ce50" office:value-type="float" office:value="144199.64881657" calcext:value-type="float">
            <text:p><text:s/>144,2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340.8300297877" calcext:value-type="float">
            <text:p><text:s/>25,3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976.897895622896" calcext:value-type="float">
            <text:p><text:s/>977 <text:s/></text:p>
          </table:table-cell>
          <table:table-cell table:style-name="ce50" office:value-type="float" office:value="728.206" calcext:value-type="float">
            <text:p><text:s/>728 <text:s/></text:p>
          </table:table-cell>
          <table:table-cell table:style-name="ce50" office:value-type="float" office:value="642.211" calcext:value-type="float">
            <text:p><text:s/>6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69795.343913258" calcext:value-type="float">
            <text:p><text:s/>169,795 <text:s/></text:p>
          </table:table-cell>
          <table:table-cell table:style-name="ce50" office:value-type="float" office:value="39101.96898953" calcext:value-type="float">
            <text:p><text:s/>39,102 <text:s/></text:p>
          </table:table-cell>
          <table:table-cell table:style-name="ce50" office:value-type="float" office:value="189372.54819703" calcext:value-type="float">
            <text:p><text:s/>189,373 <text:s/></text:p>
          </table:table-cell>
          <table:table-cell table:style-name="ce50" office:value-type="float" office:value="536.178731270463" calcext:value-type="float">
            <text:p><text:s/>536 <text:s/></text:p>
          </table:table-cell>
          <table:table-cell table:style-name="ce50" office:value-type="float" office:value="525.56524456113" calcext:value-type="float">
            <text:p><text:s/>52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5.56524456113" calcext:value-type="float">
            <text:p><text:s/>526 <text:s/></text:p>
          </table:table-cell>
          <table:table-cell table:style-name="ce50" office:value-type="float" office:value="10.6134867093333" calcext:value-type="float">
            <text:p><text:s/>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28218.845856336" calcext:value-type="float">
            <text:p><text:s/>128,219 <text:s/></text:p>
          </table:table-cell>
          <table:table-cell table:style-name="ce50" office:value-type="float" office:value="38949.144" calcext:value-type="float">
            <text:p><text:s/>38,949 <text:s/></text:p>
          </table:table-cell>
          <table:table-cell table:style-name="ce50" office:value-type="float" office:value="134627.41519703" calcext:value-type="float">
            <text:p><text:s/>134,627 <text:s/></text:p>
          </table:table-cell>
          <table:table-cell table:style-name="ce50" office:value-type="float" office:value="536.178731270463" calcext:value-type="float">
            <text:p><text:s/>536 <text:s/></text:p>
          </table:table-cell>
          <table:table-cell table:style-name="ce50" office:value-type="float" office:value="525.56524456113" calcext:value-type="float">
            <text:p><text:s/>52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5.56524456113" calcext:value-type="float">
            <text:p><text:s/>526 <text:s/></text:p>
          </table:table-cell>
          <table:table-cell table:style-name="ce50" office:value-type="float" office:value="10.6134867093333" calcext:value-type="float">
            <text:p><text:s/>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7715.0715488215" calcext:value-type="float">
            <text:p>( 17,715 <text:s/>)</text:p>
          </table:table-cell>
          <table:table-cell table:style-name="ce53" office:value-type="float" office:value="2138.144" calcext:value-type="float">
            <text:p>( 2,138 <text:s/>)</text:p>
          </table:table-cell>
          <table:table-cell table:style-name="ce53" office:value-type="float" office:value="21483.322" calcext:value-type="float">
            <text:p>( 21,483 <text:s/>)</text:p>
          </table:table-cell>
          <table:table-cell table:style-name="ce53" office:value-type="float" office:value="10.6134867093333" calcext:value-type="float">
            <text:p>( 1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0.6134867093333" calcext:value-type="float">
            <text:p>( 1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08874.144677885" calcext:value-type="float">
            <text:p>( 108,874 <text:s/>)</text:p>
          </table:table-cell>
          <table:table-cell table:style-name="ce53" office:value-type="float" office:value="34391" calcext:value-type="float">
            <text:p>( 34,391 <text:s/>)</text:p>
          </table:table-cell>
          <table:table-cell table:style-name="ce53" office:value-type="float" office:value="113144.09319703" calcext:value-type="float">
            <text:p>( 113,144 <text:s/>)</text:p>
          </table:table-cell>
          <table:table-cell table:number-columns-repeated="2" table:style-name="ce53" office:value-type="float" office:value="525.56524456113" calcext:value-type="float">
            <text:p>( 526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25.56524456113" calcext:value-type="float">
            <text:p>( 526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1629.62962962963" calcext:value-type="float">
            <text:p>( 1,630 <text:s/>)</text:p>
          </table:table-cell>
          <table:table-cell table:style-name="ce53" office:value-type="float" office:value="2420" calcext:value-type="float">
            <text:p>( 2,42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05.942753892256" calcext:value-type="float">
            <text:p><text:s/>206 <text:s/></text:p>
          </table:table-cell>
          <table:table-cell table:style-name="ce50" office:value-type="float" office:value="152.82498953" calcext:value-type="float">
            <text:p><text:s/>153 <text:s/></text:p>
          </table:table-cell>
          <table:table-cell table:style-name="ce50" office:value-type="float" office:value="136" calcext:value-type="float">
            <text:p><text:s/>1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41370.5553030303" calcext:value-type="float">
            <text:p><text:s/>41,3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609.133" calcext:value-type="float">
            <text:p><text:s/>54,6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206.23021885522" calcext:value-type="float">
            <text:p><text:s/>4,206 <text:s/></text:p>
          </table:table-cell>
          <table:table-cell table:style-name="ce50" office:value-type="float" office:value="3379.816" calcext:value-type="float">
            <text:p><text:s/>3,380 <text:s/></text:p>
          </table:table-cell>
          <table:table-cell table:style-name="ce50" office:value-type="float" office:value="2547.943" calcext:value-type="float">
            <text:p><text:s/>2,5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714.325589225589" calcext:value-type="float">
            <text:p><text:s/>714 <text:s/></text:p>
          </table:table-cell>
          <table:table-cell table:style-name="ce50" office:value-type="float" office:value="325.784" calcext:value-type="float">
            <text:p><text:s/>326 <text:s/></text:p>
          </table:table-cell>
          <table:table-cell table:style-name="ce50" office:value-type="float" office:value="653.324" calcext:value-type="float">
            <text:p><text:s/>6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0437.9141414141" calcext:value-type="float">
            <text:p><text:s/>10,438 <text:s/></text:p>
          </table:table-cell>
          <table:table-cell table:style-name="ce54" office:value-type="float" office:value="1277.409" calcext:value-type="float">
            <text:p><text:s/>1,277 <text:s/></text:p>
          </table:table-cell>
          <table:table-cell table:style-name="ce54" office:value-type="float" office:value="12642.572" calcext:value-type="float">
            <text:p><text:s/>12,64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11953.758080808" calcext:value-type="float">
            <text:p><text:s/>111,954 <text:s/></text:p>
          </table:table-cell>
          <table:table-cell table:style-name="ce50" office:value-type="float" office:value="128067.501" calcext:value-type="float">
            <text:p><text:s/>128,068 <text:s/></text:p>
          </table:table-cell>
          <table:table-cell table:style-name="ce50" office:value-type="float" office:value="33941.182" calcext:value-type="float">
            <text:p><text:s/>33,9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471.660016835017" calcext:value-type="float">
            <text:p><text:s/>472 <text:s/></text:p>
          </table:table-cell>
          <table:table-cell table:style-name="ce50" office:value-type="float" office:value="208.501" calcext:value-type="float">
            <text:p><text:s/>209 <text:s/></text:p>
          </table:table-cell>
          <table:table-cell table:style-name="ce50" office:value-type="float" office:value="437.257" calcext:value-type="float">
            <text:p><text:s/>4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11482.098063973" calcext:value-type="float">
            <text:p><text:s/>111,482 <text:s/></text:p>
          </table:table-cell>
          <table:table-cell table:style-name="ce50" office:value-type="float" office:value="127859" calcext:value-type="float">
            <text:p><text:s/>127,859 <text:s/></text:p>
          </table:table-cell>
          <table:table-cell table:style-name="ce50" office:value-type="float" office:value="33503.925" calcext:value-type="float">
            <text:p><text:s/>33,5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39540.9896464646" calcext:value-type="float">
            <text:p>( 39,541 <text:s/>)</text:p>
          </table:table-cell>
          <table:table-cell table:style-name="ce53" office:value-type="float" office:value="58038" calcext:value-type="float">
            <text:p>( 58,038 <text:s/>)</text:p>
          </table:table-cell>
          <table:table-cell table:style-name="ce53" office:value-type="float" office:value="604.773" calcext:value-type="float">
            <text:p>( 60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7564.92996633" calcext:value-type="float">
            <text:p>( 37,565 <text:s/>)</text:p>
          </table:table-cell>
          <table:table-cell table:style-name="ce55" office:value-type="float" office:value="33250" calcext:value-type="float">
            <text:p>( 33,250 <text:s/>)</text:p>
          </table:table-cell>
          <table:table-cell table:style-name="ce55" office:value-type="float" office:value="20030.152" calcext:value-type="float">
            <text:p>( 20,030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9645.046969697" calcext:value-type="float">
            <text:p><text:s/>179,645 <text:s/></text:p>
          </table:table-cell>
          <table:table-cell table:style-name="ce50" office:value-type="float" office:value="15167.106" calcext:value-type="float">
            <text:p><text:s/>15,167 <text:s/></text:p>
          </table:table-cell>
          <table:table-cell table:style-name="ce50" office:value-type="float" office:value="223649.59" calcext:value-type="float">
            <text:p><text:s/>223,6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60848.268771044" calcext:value-type="float">
            <text:p><text:s/>160,848 <text:s/></text:p>
          </table:table-cell>
          <table:table-cell table:style-name="ce50" office:value-type="float" office:value="8815.106" calcext:value-type="float">
            <text:p><text:s/>8,815 <text:s/></text:p>
          </table:table-cell>
          <table:table-cell table:style-name="ce50" office:value-type="float" office:value="204484.065" calcext:value-type="float">
            <text:p><text:s/>204,4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8796.7781986532" calcext:value-type="float">
            <text:p><text:s/>18,797 <text:s/></text:p>
          </table:table-cell>
          <table:table-cell table:style-name="ce50" office:value-type="float" office:value="6352" calcext:value-type="float">
            <text:p><text:s/>6,352 <text:s/></text:p>
          </table:table-cell>
          <table:table-cell table:style-name="ce50" office:value-type="float" office:value="19165.525" calcext:value-type="float">
            <text:p><text:s/>19,1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11944.1986531987" calcext:value-type="float">
            <text:p>( 11,944 <text:s/>)</text:p>
          </table:table-cell>
          <table:table-cell table:style-name="ce53" office:value-type="float" office:value="1249" calcext:value-type="float">
            <text:p>( 1,249 <text:s/>)</text:p>
          </table:table-cell>
          <table:table-cell table:style-name="ce53" office:value-type="float" office:value="14656.12" calcext:value-type="float">
            <text:p>( 14,65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9476.6831649832" calcext:value-type="float">
            <text:p><text:s/>29,477 <text:s/></text:p>
          </table:table-cell>
          <table:table-cell table:style-name="ce50" office:value-type="float" office:value="12315.863" calcext:value-type="float">
            <text:p><text:s/>12,316 <text:s/></text:p>
          </table:table-cell>
          <table:table-cell table:style-name="ce50" office:value-type="float" office:value="27961.788" calcext:value-type="float">
            <text:p><text:s/>27,9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021.76641414141" calcext:value-type="float">
            <text:p><text:s/>4,022 <text:s/></text:p>
          </table:table-cell>
          <table:table-cell table:style-name="ce54" office:value-type="float" office:value="4348.218" calcext:value-type="float">
            <text:p><text:s/>4,348 <text:s/></text:p>
          </table:table-cell>
          <table:table-cell table:style-name="ce54" office:value-type="float" office:value="1443.649" calcext:value-type="float">
            <text:p><text:s/>1,444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83221.3170875421" calcext:value-type="float">
            <text:p><text:s/>83,221 <text:s/></text:p>
          </table:table-cell>
          <table:table-cell table:style-name="ce50" office:value-type="float" office:value="78958.975" calcext:value-type="float">
            <text:p><text:s/>78,959 <text:s/></text:p>
          </table:table-cell>
          <table:table-cell table:style-name="ce50" office:value-type="float" office:value="39666.383" calcext:value-type="float">
            <text:p><text:s/>39,6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5195.02154882155" calcext:value-type="float">
            <text:p>( 5,195 <text:s/>)</text:p>
          </table:table-cell>
          <table:table-cell table:style-name="ce53" office:value-type="float" office:value="5316.53" calcext:value-type="float">
            <text:p>( 5,317 <text:s/>)</text:p>
          </table:table-cell>
          <table:table-cell table:style-name="ce53" office:value-type="float" office:value="2131.624" calcext:value-type="float">
            <text:p>( 2,13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2623.1184343434" calcext:value-type="float">
            <text:p><text:s/>12,623 <text:s/></text:p>
          </table:table-cell>
          <table:table-cell table:style-name="ce50" office:value-type="float" office:value="10312.764" calcext:value-type="float">
            <text:p><text:s/>10,313 <text:s/></text:p>
          </table:table-cell>
          <table:table-cell table:style-name="ce50" office:value-type="float" office:value="7495.615" calcext:value-type="float">
            <text:p><text:s/>7,4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40320.5071548822" calcext:value-type="float">
            <text:p><text:s/>40,321 <text:s/></text:p>
          </table:table-cell>
          <table:table-cell table:style-name="ce50" office:value-type="float" office:value="1976" calcext:value-type="float">
            <text:p><text:s/>1,976 <text:s/></text:p>
          </table:table-cell>
          <table:table-cell table:style-name="ce50" office:value-type="float" office:value="51466.625" calcext:value-type="float">
            <text:p><text:s/>51,4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3395.232466809" calcext:value-type="float">
            <text:p><text:s/>273,395 <text:s/></text:p>
          </table:table-cell>
          <table:table-cell table:style-name="ce50" office:value-type="float" office:value="2384.9658" calcext:value-type="float">
            <text:p><text:s/>2,3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84.9658" calcext:value-type="float">
            <text:p><text:s/>2,385 <text:s/></text:p>
          </table:table-cell>
          <table:table-cell table:style-name="ce50" office:value-type="float" office:value="271010.266666809" calcext:value-type="float">
            <text:p><text:s/>271,0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3000.68341750842" calcext:value-type="float">
            <text:p><text:s/>3,001 <text:s/></text:p>
          </table:table-cell>
          <table:table-cell table:style-name="ce51" office:value-type="float" office:value="1894.67" calcext:value-type="float">
            <text:p><text:s/>1,895 <text:s/></text:p>
          </table:table-cell>
          <table:table-cell table:style-name="ce51" office:value-type="float" office:value="2276.751" calcext:value-type="float">
            <text:p><text:s/>2,27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07769.533417508" calcext:value-type="float">
            <text:p><text:s/>307,770 <text:s/></text:p>
          </table:table-cell>
          <table:table-cell table:style-name="ce50" office:value-type="float" office:value="252510.893" calcext:value-type="float">
            <text:p><text:s/>252,511 <text:s/></text:p>
          </table:table-cell>
          <table:table-cell table:style-name="ce50" office:value-type="float" office:value="181801.657" calcext:value-type="float">
            <text:p><text:s/>181,8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73688.181144781" calcext:value-type="float">
            <text:p><text:s/>273,688 <text:s/></text:p>
          </table:table-cell>
          <table:table-cell table:style-name="ce50" office:value-type="float" office:value="211699.241" calcext:value-type="float">
            <text:p><text:s/>211,699 <text:s/></text:p>
          </table:table-cell>
          <table:table-cell table:style-name="ce50" office:value-type="float" office:value="173091.296" calcext:value-type="float">
            <text:p><text:s/>173,0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441.502356902357" calcext:value-type="float">
            <text:p><text:s/>442 <text:s/></text:p>
          </table:table-cell>
          <table:table-cell table:style-name="ce50" office:value-type="float" office:value="634.823" calcext:value-type="float">
            <text:p><text:s/>635 <text:s/></text:p>
          </table:table-cell>
          <table:table-cell table:style-name="ce50" office:value-type="float" office:value="18.496" calcext:value-type="float">
            <text:p><text:s/>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19519.9992424242" calcext:value-type="float">
            <text:p><text:s/>19,520 <text:s/></text:p>
          </table:table-cell>
          <table:table-cell table:style-name="ce50" office:value-type="float" office:value="21209.409" calcext:value-type="float">
            <text:p><text:s/>21,209 <text:s/></text:p>
          </table:table-cell>
          <table:table-cell table:style-name="ce50" office:value-type="float" office:value="6913.591" calcext:value-type="float">
            <text:p><text:s/>6,9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9555.16111111111" calcext:value-type="float">
            <text:p><text:s/>9,555 <text:s/></text:p>
          </table:table-cell>
          <table:table-cell table:style-name="ce50" office:value-type="float" office:value="12207.981" calcext:value-type="float">
            <text:p><text:s/>12,208 <text:s/></text:p>
          </table:table-cell>
          <table:table-cell table:style-name="ce50" office:value-type="float" office:value="1761.274" calcext:value-type="float">
            <text:p><text:s/>1,76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564.68956228956" calcext:value-type="float">
            <text:p><text:s/>4,565 <text:s/></text:p>
          </table:table-cell>
          <table:table-cell table:style-name="ce51" office:value-type="float" office:value="6759.439" calcext:value-type="float">
            <text:p><text:s/>6,759 <text:s/></text:p>
          </table:table-cell>
          <table:table-cell table:style-name="ce51" office:value-type="float" office:value="17" calcext:value-type="float">
            <text:p><text:s/>1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42366.092676768" calcext:value-type="float">
            <text:p><text:s/>642,366 <text:s/></text:p>
          </table:table-cell>
          <table:table-cell table:style-name="ce52" office:value-type="float" office:value="814229.007" calcext:value-type="float">
            <text:p><text:s/>814,229 <text:s/></text:p>
          </table:table-cell>
          <table:table-cell table:style-name="ce52" office:value-type="float" office:value="124164.125" calcext:value-type="float">
            <text:p><text:s/>124,164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7280552.35303" calcext:value-type="float">
            <text:p><text:s/>47,280,552 <text:s/></text:p>
          </table:table-cell>
          <table:table-cell table:style-name="ce57" office:value-type="float" office:value="18398.687519" calcext:value-type="float">
            <text:p><text:s/>18,399 <text:s/></text:p>
          </table:table-cell>
          <table:table-cell table:style-name="ce57" office:value-type="float" office:value="47262153.665511" calcext:value-type="float">
            <text:p><text:s/>47,262,154 <text:s/></text:p>
          </table:table-cell>
          <table:table-cell table:style-name="ce57" office:value-type="float" office:value="3265495.143227" calcext:value-type="float">
            <text:p><text:s/>3,265,495 <text:s/></text:p>
          </table:table-cell>
          <table:table-cell table:style-name="ce57" office:value-type="float" office:value="229350.511406" calcext:value-type="float">
            <text:p><text:s/>229,351 <text:s/></text:p>
          </table:table-cell>
          <table:table-cell table:style-name="ce57" office:value-type="float" office:value="187519.913545" calcext:value-type="float">
            <text:p><text:s/>187,52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1830.597861" calcext:value-type="float">
            <text:p><text:s/>41,831 <text:s/></text:p>
          </table:table-cell>
          <table:table-cell table:style-name="ce57" office:value-type="float" office:value="3036144.631821" calcext:value-type="float">
            <text:p><text:s/>3,036,145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6561393.022" calcext:value-type="float">
            <text:p><text:s/>46,561,39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6561393.022" calcext:value-type="float">
            <text:p><text:s/>46,561,393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7582.366684" calcext:value-type="float">
            <text:p><text:s/>37,582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37582.366684" calcext:value-type="float">
            <text:p><text:s/>37,58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719159.33103" calcext:value-type="float">
            <text:p><text:s/>719,159 <text:s/></text:p>
          </table:table-cell>
          <table:table-cell table:style-name="ce57" office:value-type="float" office:value="18398.687519" calcext:value-type="float">
            <text:p><text:s/>18,399 <text:s/></text:p>
          </table:table-cell>
          <table:table-cell table:style-name="ce57" office:value-type="float" office:value="700760.643511" calcext:value-type="float">
            <text:p><text:s/>700,761 <text:s/></text:p>
          </table:table-cell>
          <table:table-cell table:style-name="ce57" office:value-type="float" office:value="3227912.776543" calcext:value-type="float">
            <text:p><text:s/>3,227,913 <text:s/></text:p>
          </table:table-cell>
          <table:table-cell table:style-name="ce57" office:value-type="float" office:value="229350.511406" calcext:value-type="float">
            <text:p><text:s/>229,351 <text:s/></text:p>
          </table:table-cell>
          <table:table-cell table:style-name="ce57" office:value-type="float" office:value="187519.913545" calcext:value-type="float">
            <text:p><text:s/>187,52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1830.597861" calcext:value-type="float">
            <text:p><text:s/>41,831 <text:s/></text:p>
          </table:table-cell>
          <table:table-cell table:style-name="ce57" office:value-type="float" office:value="2998562.265137" calcext:value-type="float">
            <text:p><text:s/>2,998,56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5793.183098" calcext:value-type="float">
            <text:p><text:s/>55,79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55793.183098" calcext:value-type="float">
            <text:p><text:s/>55,793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5793.183098" calcext:value-type="float">
            <text:p><text:s/>55,79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55793.183098" calcext:value-type="float">
            <text:p><text:s/>55,793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748288.19" calcext:value-type="float">
            <text:p><text:s/>3,748,28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9112.535" calcext:value-type="float">
            <text:p><text:s/>9,113 <text:s/></text:p>
          </table:table-cell>
          <table:table-cell table:style-name="ce49" office:value-type="float" office:value="786635.449" calcext:value-type="float">
            <text:p><text:s/>786,635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1571128.8" calcext:value-type="float">
            <text:p><text:s/>41,571,12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1571128.8" calcext:value-type="float">
            <text:p><text:s/>41,571,129 <text:s/></text:p>
          </table:table-cell>
          <table:table-cell table:style-name="ce51" office:value-type="float" office:value="3748288.19" calcext:value-type="float">
            <text:p><text:s/>3,748,28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9112.535" calcext:value-type="float">
            <text:p><text:s/>9,113 <text:s/></text:p>
          </table:table-cell>
          <table:table-cell table:style-name="ce51" office:value-type="float" office:value="786635.449" calcext:value-type="float">
            <text:p><text:s/>786,63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91118.431" calcext:value-type="float">
            <text:p><text:s/>-91,11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1571128.8" calcext:value-type="float">
            <text:p><text:s/>41,571,129 <text:s/></text:p>
          </table:table-cell>
          <table:table-cell table:style-name="ce50" office:value-type="float" office:value="7053392.573" calcext:value-type="float">
            <text:p><text:s/>7,053,3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112.535" calcext:value-type="float">
            <text:p><text:s/>9,113 <text:s/></text:p>
          </table:table-cell>
          <table:table-cell table:style-name="ce50" office:value-type="float" office:value="786635.449" calcext:value-type="float">
            <text:p><text:s/>786,6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1571128.8" calcext:value-type="float">
            <text:p><text:s/>41,571,129 <text:s/></text:p>
          </table:table-cell>
          <table:table-cell table:style-name="ce50" office:value-type="float" office:value="7053392.573" calcext:value-type="float">
            <text:p><text:s/>7,053,3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8.128" calcext:value-type="float">
            <text:p><text:s/>98 <text:s/></text:p>
          </table:table-cell>
          <table:table-cell table:style-name="ce50" office:value-type="float" office:value="778358.427" calcext:value-type="float">
            <text:p><text:s/>778,35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14.407" calcext:value-type="float">
            <text:p><text:s/>9,014 <text:s/></text:p>
          </table:table-cell>
          <table:table-cell table:style-name="ce50" office:value-type="float" office:value="8277.022" calcext:value-type="float">
            <text:p><text:s/>8,2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05104.383" calcext:value-type="float">
            <text:p><text:s/>3,305,10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0037159.33" calcext:value-type="float">
            <text:p><text:s/>230,037,15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05104.383" calcext:value-type="float">
            <text:p><text:s/>3,305,10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0037159.33" calcext:value-type="float">
            <text:p><text:s/>230,037,159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032906.252" calcext:value-type="float">
            <text:p><text:s/>19,032,90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5.176" calcext:value-type="float">
            <text:p><text:s/>49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729.295" calcext:value-type="float">
            <text:p><text:s/>14,72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88154.967" calcext:value-type="float">
            <text:p><text:s/>3,388,15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210777.435" calcext:value-type="float">
            <text:p><text:s/>9,210,77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18118" calcext:value-type="float">
            <text:p><text:s/>4,018,11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81281.104" calcext:value-type="float">
            <text:p><text:s/>1,981,281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19350.275" calcext:value-type="float">
            <text:p><text:s/>419,35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413301.868" calcext:value-type="float">
            <text:p><text:s/>9,413,30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01682069.641" calcext:value-type="float">
            <text:p><text:s/>201,682,07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01682069.641" calcext:value-type="float">
            <text:p><text:s/>201,682,0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0731692.905" calcext:value-type="float">
            <text:p><text:s/>110,731,6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2598.041" calcext:value-type="float">
            <text:p><text:s/>322,5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18873.368" calcext:value-type="float">
            <text:p><text:s/>3,418,8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51104.653" calcext:value-type="float">
            <text:p><text:s/>5,551,1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9911.762" calcext:value-type="float">
            <text:p><text:s/>259,9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3250.714" calcext:value-type="float">
            <text:p><text:s/>393,2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96673.038" calcext:value-type="float">
            <text:p><text:s/>3,196,6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7309.012" calcext:value-type="float">
            <text:p><text:s/>507,3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924611.567" calcext:value-type="float">
            <text:p><text:s/>26,924,6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730908.86" calcext:value-type="float">
            <text:p><text:s/>18,730,9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44390.994" calcext:value-type="float">
            <text:p>( 144,39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6796192.26" calcext:value-type="float">
            <text:p>( 16,796,19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68208.469" calcext:value-type="float">
            <text:p><text:s/>5,368,2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11548.119" calcext:value-type="float">
            <text:p><text:s/>2,211,54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613946.119" calcext:value-type="float">
            <text:p><text:s/>613,9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61956.044" calcext:value-type="float">
            <text:p><text:s/>2,661,9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73866.642" calcext:value-type="float">
            <text:p><text:s/>973,86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4380314.96" calcext:value-type="float">
            <text:p><text:s/>4,380,3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31339.745" calcext:value-type="float">
            <text:p><text:s/>4,531,3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94663.628" calcext:value-type="float">
            <text:p><text:s/>1,894,6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36676.117" calcext:value-type="float">
            <text:p><text:s/>2,636,6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93076.619" calcext:value-type="float">
            <text:p>( 293,077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1764379.256" calcext:value-type="float">
            <text:p>( 1,764,37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593814.014" calcext:value-type="float">
            <text:p><text:s/>12,593,8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645084.171" calcext:value-type="float">
            <text:p><text:s/>11,645,0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8729.843" calcext:value-type="float">
            <text:p><text:s/>948,7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90847.056" calcext:value-type="float">
            <text:p>( 490,84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25959.511" calcext:value-type="float">
            <text:p><text:s/>5,125,960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526327.73" calcext:value-type="float">
            <text:p><text:s/>1,526,3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859733.883" calcext:value-type="float">
            <text:p><text:s/>31,859,7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1284799.567" calcext:value-type="float">
            <text:p>( 21,284,80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92775.087" calcext:value-type="float">
            <text:p><text:s/>1,992,7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56371.924" calcext:value-type="float">
            <text:p><text:s/>856,3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1812.244" calcext:value-type="float">
            <text:p><text:s/>831,8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35336.599" calcext:value-type="float">
            <text:p><text:s/>2,335,3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7752.367" calcext:value-type="float">
            <text:p><text:s/>487,75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48381.735" calcext:value-type="float">
            <text:p><text:s/>1,148,3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06917.493" calcext:value-type="float">
            <text:p><text:s/>1,106,9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464.242" calcext:value-type="float">
            <text:p><text:s/>41,4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81999.399" calcext:value-type="float">
            <text:p><text:s/>2,581,9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68558.728" calcext:value-type="float">
            <text:p><text:s/>1,668,559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13440.671" calcext:value-type="float">
            <text:p><text:s/>913,4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152600.3138" calcext:value-type="float">
            <text:p><text:s/>44,152,6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00836.105" calcext:value-type="float">
            <text:p><text:s/>5,700,8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46773.97" calcext:value-type="float">
            <text:p><text:s/>2,546,7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17104.689" calcext:value-type="float">
            <text:p><text:s/>1,217,1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78606.534" calcext:value-type="float">
            <text:p><text:s/>678,6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8342.091" calcext:value-type="float">
            <text:p><text:s/>1,428,3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07431.692" calcext:value-type="float">
            <text:p><text:s/>1,107,4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94329.257" calcext:value-type="float">
            <text:p><text:s/>1,094,3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32162.367" calcext:value-type="float">
            <text:p><text:s/>8,332,1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00071.5278" calcext:value-type="float">
            <text:p><text:s/>5,300,07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6746942.081" calcext:value-type="float">
            <text:p><text:s/>16,746,942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3067395.2882" calcext:value-type="float">
            <text:p><text:s/>43,067,3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1571128.8" calcext:value-type="float">
            <text:p><text:s/>41,571,129 <text:s/></text:p>
          </table:table-cell>
          <table:table-cell table:style-name="ce57" office:value-type="float" office:value="7053392.573" calcext:value-type="float">
            <text:p><text:s/>7,053,39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112.535" calcext:value-type="float">
            <text:p><text:s/>9,113 <text:s/></text:p>
          </table:table-cell>
          <table:table-cell table:style-name="ce57" office:value-type="float" office:value="786635.449" calcext:value-type="float">
            <text:p><text:s/>786,63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1571128.8" calcext:value-type="float">
            <text:p><text:s/>41,571,129 <text:s/></text:p>
          </table:table-cell>
          <table:table-cell table:style-name="ce57" office:value-type="float" office:value="7053392.573" calcext:value-type="float">
            <text:p><text:s/>7,053,39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8.128" calcext:value-type="float">
            <text:p><text:s/>98 <text:s/></text:p>
          </table:table-cell>
          <table:table-cell table:style-name="ce57" office:value-type="float" office:value="778358.427" calcext:value-type="float">
            <text:p><text:s/>778,35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014.407" calcext:value-type="float">
            <text:p><text:s/>9,014 <text:s/></text:p>
          </table:table-cell>
          <table:table-cell table:style-name="ce57" office:value-type="float" office:value="8277.022" calcext:value-type="float">
            <text:p><text:s/>8,277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3182" calcext:value-type="float">
            <text:p><text:s/>113,182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3182" calcext:value-type="float">
            <text:p><text:s/>113,182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482645" calcext:value-type="float">
            <text:p><text:s/>22,482,645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482645" calcext:value-type="float">
            <text:p><text:s/>22,482,645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86015.2" calcext:value-type="float">
            <text:p><text:s/>5,686,015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86015.2" calcext:value-type="float">
            <text:p><text:s/>5,686,015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3182" calcext:value-type="float">
            <text:p><text:s/>113,182 <text:s/></text:p>
          </table:table-cell>
          <table:table-cell table:style-name="ce52" office:value-type="float" office:value="16796629.8" calcext:value-type="float">
            <text:p><text:s/>16,796,630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3182" calcext:value-type="float">
            <text:p><text:s/>113,182 <text:s/></text:p>
          </table:table-cell>
          <table:table-cell table:style-name="ce52" office:value-type="float" office:value="16796629.8" calcext:value-type="float">
            <text:p><text:s/>16,796,630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796629.8" calcext:value-type="float">
            <text:p><text:s/>16,796,630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1129.333333333" calcext:value-type="float">
            <text:p><text:s/>241,129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9412.666666667" calcext:value-type="float">
            <text:p><text:s/>509,413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4424" calcext:value-type="float">
            <text:p><text:s/>194,424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044068.3" calcext:value-type="float">
            <text:p><text:s/>15,044,068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044068.3" calcext:value-type="float">
            <text:p><text:s/>15,044,068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68318.9" calcext:value-type="float">
            <text:p>( 168,319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4875749.4" calcext:value-type="float">
            <text:p>( 14,875,749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3510.5" calcext:value-type="float">
            <text:p><text:s/>93,511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106.3" calcext:value-type="float">
            <text:p><text:s/>56,106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404.2" calcext:value-type="float">
            <text:p><text:s/>37,404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7404.2" calcext:value-type="float">
            <text:p>( 37,404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14085" calcext:value-type="float">
            <text:p><text:s/>714,085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14085" calcext:value-type="float">
            <text:p>( 714,085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395.46" calcext:value-type="float">
            <text:p><text:s/>3,39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395.46" calcext:value-type="float">
            <text:p><text:s/>3,39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09786.54" calcext:value-type="float">
            <text:p><text:s/>109,787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